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2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8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2cm" svg:stroke-color="#80808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3" style:family="graphic" style:parent-style-name="standard">
      <style:graphic-properties draw:textarea-vertical-align="middle" loext:decorative="false"/>
    </style:style>
    <style:style style:name="gr14" style:family="graphic" style:parent-style-name="standard">
      <style:graphic-properties svg:stroke-width="0.01cm" draw:marker-start-width="0.235cm" draw:marker-end-width="0.235cm" draw:fill-color="#808080" draw:textarea-vertical-align="middle" fo:padding-top="0.13cm" fo:padding-bottom="0.13cm" fo:padding-left="0.255cm" fo:padding-right="0.255cm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9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svg:stroke-width="0.03cm" svg:stroke-color="#000000" draw:marker-start-width="0.295cm" draw:marker-end-width="0.295cm" draw:fill-color="#000000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 loext:decorative="false"/>
    </style:style>
    <style:style style:name="gr2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</style:style>
    <style:style style:name="gr24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8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0cm" fo:padding-top="0.14cm" fo:padding-bottom="0.14cm" fo:padding-left="0.265cm" fo:padding-right="0.265cm" draw:shadow-opacity="0%" loext:decorative="fals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cm" loext:decorative="false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cm" loext:decorative="false"/>
    </style:style>
    <style:style style:name="gr29" style:family="graphic" style:parent-style-name="objectwithoutfill">
      <style:graphic-properties svg:stroke-width="0.03cm" draw:marker-start-width="0.28cm" draw:marker-end-width="0.28cm" draw:fill="none" draw:textarea-vertical-align="middle" fo:padding-top="0.14cm" fo:padding-bottom="0.14cm" fo:padding-left="0.265cm" fo:padding-right="0.265cm" loext:decorative="false"/>
    </style:style>
    <style:style style:name="gr30" style:family="graphic" style:parent-style-name="objectwithoutfill">
      <style:graphic-properties svg:stroke-width="0.03cm" svg:stroke-color="#8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3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21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svg:stroke-width="0.01cm" svg:stroke-color="#000000" draw:marker-start-width="0.22cm" draw:marker-end-width="0.22cm" draw:fill-color="#c0c0c0" draw:opacity="100%" draw:textarea-horizontal-align="justify" draw:textarea-vertical-align="middle" draw:auto-grow-height="false" fo:padding-top="0.13cm" fo:padding-bottom="0.13cm" fo:padding-left="0.255cm" fo:padding-right="0.255cm" draw:shadow-opacity="100%" loext:decorative="false"/>
    </style:style>
    <style:style style:name="gr34" style:family="graphic" style:parent-style-name="objectwithoutfill">
      <style:graphic-properties svg:stroke-width="0.01cm" draw:marker-start-width="0.22cm" draw:marker-end-width="0.22cm" draw:fill="solid" draw:fill-color="#000000" draw:textarea-vertical-align="middle" fo:padding-top="0.13cm" fo:padding-bottom="0.13cm" fo:padding-left="0.255cm" fo:padding-right="0.255cm" loext:decorative="false"/>
    </style:style>
    <style:style style:name="gr35" style:family="graphic" style:parent-style-name="standard">
      <style:graphic-properties svg:stroke-color="#000000" draw:fill-color="#333333" draw:textarea-horizontal-align="justify" draw:textarea-vertical-align="middle" draw:auto-grow-height="false" loext:decorative="false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loext:decorative="false"/>
    </style:style>
    <style:style style:name="gr37" style:family="graphic" style:parent-style-name="standard">
      <style:graphic-properties draw:fill-color="#808080" draw:textarea-horizontal-align="justify" draw:textarea-vertical-align="middle" draw:auto-grow-height="false" loext:decorative="false"/>
    </style:style>
    <style:style style:name="gr38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3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74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9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86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4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svg:stroke-color="#808000" draw:fill-color="#808000" draw:textarea-horizontal-align="center" draw:textarea-vertical-align="middle" loext:decorative="false"/>
    </style:style>
    <style:style style:name="gr49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0" style:family="graphic" style:parent-style-name="standard">
      <style:graphic-properties svg:stroke-color="#808000" draw:fill-color="#808000" draw:textarea-vertical-align="middle" loext:decorative="false"/>
    </style:style>
    <style:style style:name="gr51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2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3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5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122cm" fo:padding-top="0.02cm" fo:padding-bottom="0.02cm" fo:padding-left="0.02cm" fo:padding-right="0.02cm" loext:decorative="false"/>
      <style:paragraph-properties style:writing-mode="lr-tb"/>
    </style:style>
    <style:style style:name="gr57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58" style:family="graphic" style:parent-style-name="standard">
      <style:graphic-properties svg:stroke-color="#ff0000" draw:fill-color="#ff0000" draw:textarea-horizontal-align="center" draw:textarea-vertical-align="middle" loext:decorative="false"/>
    </style:style>
    <style:style style:name="gr59" style:family="graphic" style:parent-style-name="standard">
      <style:graphic-properties svg:stroke-color="#0000ff" draw:fill-color="#0000ff" draw:textarea-horizontal-align="center" draw:textarea-vertical-align="middle" loext:decorative="false"/>
    </style:style>
    <style:style style:name="gr60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62" style:family="graphic" style:parent-style-name="standard">
      <style:graphic-properties draw:fill-color="#ffffff" draw:textarea-horizontal-align="center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3cm" fo:min-width="0.3cm" fo:padding-top="0.05cm" fo:padding-bottom="0.03cm" fo:padding-left="0.03cm" fo:padding-right="0.0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432cm" fo:min-width="0.3cm" fo:padding-top="0cm" fo:padding-bottom="0cm" loext:decorative="false"/>
      <style:paragraph-properties style:writing-mode="lr-tb"/>
    </style:style>
    <style:style style:name="gr65" style:family="graphic" style:parent-style-name="standard">
      <style:graphic-properties svg:stroke-width="0.03cm" svg:stroke-color="#0000ff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66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67" style:family="graphic" style:parent-style-name="standard">
      <style:graphic-properties draw:fill-color="#808080" draw:textarea-horizontal-align="center" draw:textarea-vertical-align="middle" loext:decorative="false"/>
    </style:style>
    <style:style style:name="gr68" style:family="graphic" style:parent-style-name="standard">
      <style:graphic-properties draw:fill-color="#c0c0c0" draw:textarea-horizontal-align="center" draw:textarea-vertical-align="middle" loext:decorative="false"/>
    </style:style>
    <style:style style:name="gr69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72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73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74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5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6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9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84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8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6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7" style:family="graphic" style:parent-style-name="standard">
      <style:graphic-properties draw:fill-color="#000000" draw:textarea-horizontal-align="center" draw:textarea-vertical-align="middle" loext:decorative="false"/>
    </style:style>
    <style:style style:name="gr8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8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90" style:family="graphic" style:parent-style-name="standard">
      <style:graphic-properties draw:stroke="none" svg:stroke-width="0.035cm" svg:stroke-color="#000000" draw:fill="solid" draw:fill-color="#ffffff" draw:textarea-horizontal-align="center" draw:textarea-vertical-align="middle" loext:decorative="false"/>
    </style:style>
    <style:style style:name="gr91" style:family="graphic" style:parent-style-name="standard">
      <style:graphic-properties draw:stroke="solid" svg:stroke-width="0.035cm" svg:stroke-color="#000000" draw:fill-color="#c0c0c0" draw:textarea-horizontal-align="center" draw:textarea-vertical-align="middle" fo:padding-top="0.017cm" fo:padding-bottom="0.017cm" fo:padding-left="0.017cm" fo:padding-right="0.017cm" loext:decorative="false"/>
    </style:style>
    <style:style style:name="gr92" style:family="graphic" style:parent-style-name="standard">
      <style:graphic-properties draw:stroke="solid" svg:stroke-width="0.035cm" svg:stroke-color="#000000" draw:textarea-horizontal-align="center" draw:textarea-vertical-align="middle" fo:padding-top="0.017cm" fo:padding-bottom="0.017cm" fo:padding-left="0.017cm" fo:padding-right="0.017cm" loext:decorative="false"/>
    </style:style>
    <style:style style:name="gr9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94" style:family="graphic" style:parent-style-name="standard">
      <style:graphic-properties draw:fill-color="#ffffff" draw:textarea-vertical-align="middle" loext:decorative="false"/>
    </style:style>
    <style:style style:name="gr95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9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97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98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9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 loext:decorative="false"/>
    </style:style>
    <style:style style:name="gr100" style:family="graphic" style:parent-style-name="standard">
      <style:graphic-properties draw:textarea-horizontal-align="center" draw:textarea-vertical-align="middle" loext:decorative="false"/>
    </style:style>
    <style:style style:name="gr101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102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103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104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05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68cm" fo:min-width="0.121cm" fo:padding-top="0.02cm" fo:padding-bottom="0.02cm" fo:padding-left="0.02cm" fo:padding-right="0.02cm" loext:decorative="false"/>
      <style:paragraph-properties style:writing-mode="lr-tb"/>
    </style:style>
    <style:style style:name="gr107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8" style:family="graphic" style:parent-style-name="standard">
      <style:graphic-properties svg:stroke-width="0.03cm" svg:stroke-color="#000080" draw:marker-start="Small_20_Arrow" draw:marker-start-width="0.2cm" draw:marker-end="" draw:marker-end-width="0.25cm" draw:textarea-horizontal-align="center" draw:textarea-vertical-align="middle" fo:padding-top="0.14cm" fo:padding-bottom="0.14cm" fo:padding-left="0.265cm" fo:padding-right="0.265cm" loext:decorative="false"/>
    </style:style>
    <style:style style:name="gr10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1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11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12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13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4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15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8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9" style:family="graphic" style:parent-style-name="objectwithoutfill">
      <style:graphic-properties draw:stroke="dash" draw:stroke-dash="Ultrafine_20_Dashed"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0ffff" draw:opacity="100%"/>
      <style:paragraph-properties fo:text-align="center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1" style:family="paragraph">
      <loext:graphic-properties draw:fill-color="#c0c0c0" draw:opacity="100%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808000"/>
      <style:paragraph-properties fo:text-align="center"/>
      <style:text-properties fo:font-size="6pt"/>
    </style:style>
    <style:style style:name="P16" style:family="paragraph">
      <loext:graphic-properties draw:fill-color="#808000"/>
      <style:paragraph-properties fo:text-align="center"/>
    </style:style>
    <style:style style:name="P17" style:family="paragraph">
      <loext:graphic-properties draw:fill="none" draw:fill-color="#ffffff"/>
      <style:text-properties fo:font-size="6pt" style:font-size-asian="8pt" style:font-size-complex="8pt"/>
    </style:style>
    <style:style style:name="P18" style:family="paragraph">
      <loext:graphic-properties draw:fill-color="#ffff00"/>
      <style:paragraph-properties fo:text-align="center"/>
      <style:text-properties fo:font-size="6pt"/>
    </style:style>
    <style:style style:name="P19" style:family="paragraph">
      <loext:graphic-properties draw:fill-color="#ff0000"/>
      <style:paragraph-properties fo:text-align="center"/>
      <style:text-properties fo:font-size="6pt"/>
    </style:style>
    <style:style style:name="P20" style:family="paragraph">
      <loext:graphic-properties draw:fill-color="#0000ff"/>
      <style:paragraph-properties fo:text-align="center"/>
      <style:text-properties fo:font-size="6pt"/>
    </style:style>
    <style:style style:name="P21" style:family="paragraph">
      <loext:graphic-properties draw:fill="none" draw:fill-color="#ffffff"/>
      <style:paragraph-properties fo:text-align="center"/>
      <style:text-properties style:font-name="Arial Narrow" fo:font-size="8pt" style:font-size-asian="18pt" style:font-size-complex="18pt"/>
    </style:style>
    <style:style style:name="P22" style:family="paragraph">
      <loext:graphic-properties draw:fill="none" draw:fill-color="#ffffff"/>
      <style:text-properties style:font-name="Arial1" fo:font-size="10pt" fo:font-weight="bold" style:font-size-asian="10pt" style:font-weight-asian="normal" style:font-size-complex="10pt" style:font-weight-complex="normal"/>
    </style:style>
    <style:style style:name="P23" style:family="paragraph">
      <loext:graphic-properties draw:fill-color="#c0c0c0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e6e6ff"/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-color="#ffffcc"/>
      <style:paragraph-properties fo:text-align="center"/>
    </style:style>
    <style:style style:name="P29" style:family="paragraph">
      <loext:graphic-properties draw:fill="solid" draw:fill-color="#ffe6e6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33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34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35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9" style:family="paragraph">
      <loext:graphic-properties draw:fill="none" draw:fill-color="#ffffff"/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P40" style:family="paragraph">
      <loext:graphic-properties draw:fill-color="#808080" draw:opacity="100%"/>
      <style:paragraph-properties fo:text-align="center"/>
    </style:style>
    <style:style style:name="P41" style:family="paragraph">
      <loext:graphic-properties draw:fill-color="#ffffcc" draw:opacity="100%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43" style:family="paragraph">
      <loext:graphic-properties draw:fill="none" draw:fill-color="#ffffff"/>
      <style:text-properties style:font-name="Calibri" fo:font-size="6pt" style:font-size-asian="6pt" style:font-size-complex="6pt"/>
    </style:style>
    <style:style style:name="P4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P45" style:family="paragraph">
      <loext:graphic-properties draw:fill="hatch" draw:fill-color="#c0c0c0" draw:fill-hatch-name="Hatch15" draw:fill-hatch-solid="true"/>
      <style:paragraph-properties fo:text-align="center"/>
    </style:style>
    <style:style style:name="P46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47" style:family="paragraph">
      <loext:graphic-properties draw:fill="hatch" draw:fill-hatch-name="Black_20_90_20_Degrees"/>
      <style:paragraph-properties fo:text-align="center"/>
    </style:style>
    <style:style style:name="P4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style:text-properties fo:font-weight="bold"/>
    </style:style>
    <style:style style:name="P5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4" style:family="text">
      <style:text-properties fo:font-size="6pt" style:font-size-asian="8pt" style:font-size-complex="8pt"/>
    </style:style>
    <style:style style:name="T5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6" style:family="text">
      <style:text-properties style:font-name="Arial Narrow" fo:font-size="8pt" style:font-size-asian="18pt" style:font-size-complex="18pt"/>
    </style:style>
    <style:style style:name="T7" style:family="text">
      <style:text-properties style:font-name="Arial1" fo:font-size="10pt" fo:font-weight="bold" style:font-size-asian="10pt" style:font-weight-asian="normal" style:font-size-complex="10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13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14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8" style:family="text"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0" style:family="text">
      <style:text-properties style:font-name="Calibri" fo:font-size="6pt" style:font-size-asian="6pt" style:font-size-complex="6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9cm" svg:x="6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cm" svg:y1="2.9cm" svg:x2="6.7cm" svg:y2="3cm">
          <text:p/>
        </draw:line>
        <draw:line draw:style-name="gr2" draw:text-style-name="P2" draw:layer="layout" svg:x1="6.3cm" svg:y1="2.8cm" svg:x2="6.3cm" svg:y2="3cm">
          <text:p/>
        </draw:line>
        <draw:line draw:style-name="gr3" draw:text-style-name="P2" draw:layer="layout" svg:x1="9.6cm" svg:y1="16.7cm" svg:x2="9.6cm" svg:y2="17cm">
          <text:p/>
        </draw:line>
        <draw:line draw:style-name="gr4" draw:text-style-name="P2" draw:layer="layout" svg:x1="10.2cm" svg:y1="17cm" svg:x2="10.2cm" svg:y2="16.7cm">
          <text:p/>
        </draw:line>
        <draw:line draw:style-name="gr5" draw:text-style-name="P2" draw:layer="layout" svg:x1="10cm" svg:y1="16.7cm" svg:x2="10cm" svg:y2="17cm">
          <text:p/>
        </draw:line>
        <draw:line draw:style-name="gr6" draw:text-style-name="P2" draw:layer="layout" svg:x1="9.8cm" svg:y1="16.7cm" svg:x2="9.8cm" svg:y2="17cm">
          <text:p/>
        </draw:line>
        <draw:rect draw:style-name="gr7" draw:text-style-name="P3" draw:layer="layout" svg:width="3.2cm" svg:height="2.897cm" svg:x="3.3cm" svg:y="13.403cm">
          <text:p/>
        </draw:rect>
        <draw:rect draw:style-name="gr7" draw:text-style-name="P3" draw:layer="layout" svg:width="2.7cm" svg:height="5.1cm" svg:x="14.3cm" svg:y="7.9cm">
          <text:p/>
        </draw:rect>
        <draw:rect draw:style-name="gr7" draw:text-style-name="P3" draw:layer="layout" svg:width="6.4cm" svg:height="5.2cm" svg:x="10.9cm" svg:y="20.8cm">
          <text:p/>
        </draw:rect>
        <draw:polyline draw:style-name="gr8" draw:text-style-name="P2" draw:layer="layout" svg:width="8.099cm" svg:height="1.699cm" svg:x="6.8cm" svg:y="10.5cm" svg:viewBox="0 0 8100 1700" draw:points="0,1700 5900,1700 5900,0 8100,0">
          <text:p/>
        </draw:polyline>
        <draw:polyline draw:style-name="gr9" draw:text-style-name="P4" draw:layer="layout" svg:width="7.199cm" svg:height="1.799cm" svg:x="7.7cm" svg:y="10.1cm" svg:viewBox="0 0 7200 1800" draw:points="0,1800 4900,1800 4900,0 7200,0">
          <text:p/>
        </draw:polyline>
        <draw:polyline draw:style-name="gr10" draw:text-style-name="P2" draw:layer="layout" svg:width="0.199cm" svg:height="0.599cm" svg:x="4.498cm" svg:y="9.5cm" svg:viewBox="0 0 200 600" draw:points="200,600 0,600 0,0 200,0">
          <text:p/>
        </draw:polyline>
        <draw:g draw:style-name="gr11">
          <draw:custom-shape draw:style-name="gr12" draw:text-style-name="P5" draw:layer="layout" svg:width="0.3cm" svg:height="0.3cm" svg:x="4.698cm" svg:y="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3" draw:text-style-name="P1" draw:layer="layout" svg:width="0.06cm" svg:height="0.02cm" svg:x="4.708cm" svg:y="9.79cm">
            <text:p/>
          </draw:rect>
          <draw:rect draw:style-name="gr13" draw:text-style-name="P1" draw:layer="layout" svg:width="0.06cm" svg:height="0.02cm" svg:x="4.928cm" svg:y="9.79cm">
            <text:p/>
          </draw:rect>
          <draw:circle draw:style-name="gr14" draw:text-style-name="P6" draw:layer="layout" svg:width="0.04cm" svg:height="0.04cm" svg:x="4.828cm" svg:y="9.83cm">
            <text:p/>
          </draw:circle>
          <draw:circle draw:style-name="gr14" draw:text-style-name="P6" draw:layer="layout" svg:width="0.04cm" svg:height="0.04cm" svg:x="4.828cm" svg:y="9.73cm">
            <text:p/>
          </draw:circle>
        </draw:g>
        <draw:g draw:style-name="gr15">
          <draw:line draw:style-name="gr16" draw:text-style-name="P1" draw:layer="layout" svg:x1="3.749cm" svg:y1="9.8cm" svg:x2="4.149cm" svg:y2="9.6cm">
            <text:p/>
          </draw:line>
          <draw:circle draw:style-name="gr17" draw:text-style-name="P5" draw:layer="layout" svg:width="0.1cm" svg:height="0.1cm" svg:x="3.699cm" svg:y="9.75cm">
            <text:p/>
          </draw:circle>
          <draw:circle draw:style-name="gr17" draw:text-style-name="P5" draw:layer="layout" svg:width="0.1cm" svg:height="0.1cm" svg:x="4.099cm" svg:y="9.75cm">
            <text:p/>
          </draw:circle>
        </draw:g>
        <draw:line draw:style-name="gr10" draw:text-style-name="P2" draw:layer="layout" svg:x1="4.698cm" svg:y1="9.8cm" svg:x2="4.199cm" svg:y2="9.8cm">
          <text:p/>
        </draw:line>
        <draw:line draw:style-name="gr10" draw:text-style-name="P2" draw:layer="layout" svg:x1="3.7cm" svg:y1="9.8cm" svg:x2="3.4cm" svg:y2="9.8cm">
          <text:p/>
        </draw:line>
        <draw:g draw:style-name="gr11">
          <draw:custom-shape draw:style-name="gr18" draw:text-style-name="P6" draw:layer="layout" svg:width="0.229cm" svg:height="0.2cm" svg:x="3.171cm" svg:y="9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0.115cm" svg:height="0.2cm" svg:x="3.171cm" svg:y="9.7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3.171cm" svg:y1="9.75cm" svg:x2="3cm" svg:y2="9.75cm">
            <text:p/>
          </draw:line>
          <draw:line draw:style-name="gr19" draw:text-style-name="P2" draw:layer="layout" svg:x1="3.171cm" svg:y1="9.85cm" svg:x2="3cm" svg:y2="9.85cm">
            <text:p/>
          </draw:line>
        </draw:g>
        <draw:g draw:style-name="gr11">
          <draw:custom-shape draw:style-name="gr12" draw:text-style-name="P5" draw:layer="layout" svg:width="0.3cm" svg:height="0.3cm" svg:x="4.698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3" draw:text-style-name="P1" draw:layer="layout" svg:width="0.06cm" svg:height="0.02cm" svg:x="4.708cm" svg:y="9.49cm">
            <text:p/>
          </draw:rect>
          <draw:rect draw:style-name="gr13" draw:text-style-name="P1" draw:layer="layout" svg:width="0.06cm" svg:height="0.02cm" svg:x="4.928cm" svg:y="9.49cm">
            <text:p/>
          </draw:rect>
          <draw:circle draw:style-name="gr14" draw:text-style-name="P6" draw:layer="layout" svg:width="0.04cm" svg:height="0.04cm" svg:x="4.828cm" svg:y="9.53cm">
            <text:p/>
          </draw:circle>
          <draw:circle draw:style-name="gr14" draw:text-style-name="P6" draw:layer="layout" svg:width="0.04cm" svg:height="0.04cm" svg:x="4.828cm" svg:y="9.43cm">
            <text:p/>
          </draw:circle>
        </draw:g>
        <draw:g draw:style-name="gr11">
          <draw:custom-shape draw:style-name="gr12" draw:text-style-name="P5" draw:layer="layout" svg:width="0.3cm" svg:height="0.3cm" svg:x="4.698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3" draw:text-style-name="P1" draw:layer="layout" svg:width="0.06cm" svg:height="0.02cm" svg:x="4.708cm" svg:y="10.09cm">
            <text:p/>
          </draw:rect>
          <draw:rect draw:style-name="gr13" draw:text-style-name="P1" draw:layer="layout" svg:width="0.06cm" svg:height="0.02cm" svg:x="4.928cm" svg:y="10.09cm">
            <text:p/>
          </draw:rect>
          <draw:circle draw:style-name="gr14" draw:text-style-name="P6" draw:layer="layout" svg:width="0.04cm" svg:height="0.04cm" svg:x="4.828cm" svg:y="10.13cm">
            <text:p/>
          </draw:circle>
          <draw:circle draw:style-name="gr14" draw:text-style-name="P6" draw:layer="layout" svg:width="0.04cm" svg:height="0.04cm" svg:x="4.828cm" svg:y="10.03cm">
            <text:p/>
          </draw:circle>
        </draw:g>
        <draw:polyline draw:style-name="gr10" draw:text-style-name="P2" draw:layer="layout" svg:width="0.898cm" svg:height="1.799cm" svg:x="4.798cm" svg:y="10.1cm" svg:viewBox="0 0 899 1800" draw:points="702,1800 2,1800 0,300 899,300 899,0 699,0">
          <text:p/>
        </draw:polyline>
        <draw:circle draw:style-name="gr20" draw:text-style-name="P7" draw:layer="layout" svg:width="0.1cm" svg:height="0.1cm" svg:x="4.448cm" svg:y="9.75cm">
          <text:p/>
        </draw:circle>
        <draw:custom-shape draw:style-name="gr21" draw:text-style-name="P8" draw:layer="layout" svg:width="1.295cm" svg:height="0.6cm" svg:x="5.5cm" svg:y="8.2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1.103cm" svg:height="0.559cm" svg:x="5.597cm" svg:y="8.23cm">
          <draw:text-box>
            <text:p><text:span text:style-name="T1">Netzteil</text:span></text:p>
            <text:p><text:span text:style-name="T1">Roco 10850</text:span></text:p>
          </draw:text-box>
        </draw:frame>
        <draw:line draw:style-name="gr23" draw:text-style-name="P2" draw:layer="layout" svg:x1="6.795cm" svg:y1="8.8cm" svg:x2="5.5cm" svg:y2="9.6cm">
          <text:p/>
        </draw:line>
        <draw:frame draw:style-name="gr24" draw:text-style-name="P10" draw:layer="layout" svg:width="0.555cm" svg:height="0.28cm" svg:x="5.645cm" svg:y="8.868cm">
          <draw:text-box>
            <text:p><text:span text:style-name="T2">230~</text:span></text:p>
          </draw:text-box>
        </draw:frame>
        <draw:frame draw:style-name="gr25" draw:text-style-name="P10" draw:layer="layout" svg:width="0.582cm" svg:height="0.28cm" svg:x="6.096cm" svg:y="9.268cm">
          <draw:text-box>
            <text:p><text:span text:style-name="T2">18V=</text:span></text:p>
          </draw:text-box>
        </draw:frame>
        <draw:g draw:style-name="gr11">
          <draw:custom-shape draw:style-name="gr26" draw:text-style-name="P8" draw:layer="layout" svg:width="0.209cm" svg:height="0.2cm" svg:x="6.986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5" draw:layer="layout" svg:width="0.104cm" svg:height="0.1cm" svg:x="6.955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0.104cm" svg:height="0.1cm" svg:x="7.039cm" svg:y="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2" draw:layer="layout" svg:x1="6.795cm" svg:y1="9.3cm" svg:x2="7.095cm" svg:y2="9.3cm">
          <text:p/>
        </draw:line>
        <draw:custom-shape draw:style-name="gr21" draw:text-style-name="P8" draw:layer="layout" svg:width="1.295cm" svg:height="0.8cm" svg:x="5.5cm" svg:y="8.8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7.2cm" svg:y1="9.3cm" svg:x2="7.6cm" svg:y2="9.3cm">
          <text:p/>
        </draw:line>
        <draw:polyline draw:style-name="gr31" draw:text-style-name="P2" draw:layer="layout" svg:width="0.504cm" svg:height="0.099cm" svg:x="7.095cm" svg:y="9.4cm" svg:viewBox="0 0 505 100" draw:points="0,0 0,100 505,100">
          <text:p/>
        </draw:polyline>
        <draw:custom-shape draw:style-name="gr21" draw:text-style-name="P8" draw:layer="layout" svg:width="1cm" svg:height="0.6cm" svg:x="7.6cm" svg:y="8.2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0.679cm" svg:height="0.559cm" svg:x="7.7cm" svg:y="8.241cm">
          <draw:text-box>
            <text:p><text:span text:style-name="T1">Roco</text:span></text:p>
            <text:p><text:span text:style-name="T1">10764</text:span></text:p>
          </draw:text-box>
        </draw:frame>
        <draw:custom-shape draw:style-name="gr21" draw:text-style-name="P8" draw:layer="layout" svg:width="1cm" svg:height="1.4cm" svg:x="7.6cm" svg:y="8.8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1.213cm" svg:height="0.559cm" svg:x="10.189cm" svg:y="8.442cm">
          <draw:text-box>
            <text:p><text:span text:style-name="T1">Roco</text:span></text:p>
            <text:p><text:span text:style-name="T1">Multimaus</text:span></text:p>
          </draw:text-box>
        </draw:frame>
        <draw:g draw:style-name="gr11">
          <draw:custom-shape draw:style-name="gr21" draw:text-style-name="P8" draw:layer="layout" svg:width="0.7cm" svg:height="1.8cm" svg:x="9.392cm" svg:y="8.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0.5cm" svg:height="0.3cm" svg:x="9.492cm" svg:y="8.3cm">
            <text:p/>
            <draw:enhanced-geometry svg:viewBox="0 0 21600 21600" draw:type="rectangle" draw:enhanced-path="M 0 0 L 21600 0 21600 21600 0 21600 0 0 Z N"/>
          </draw:custom-shape>
          <draw:polygon draw:style-name="gr34" draw:text-style-name="P12" draw:layer="layout" svg:width="0.099cm" svg:height="0.099cm" svg:x="9.692cm" svg:y="8.7cm" svg:viewBox="0 0 100 100" draw:points="29,0 71,0 100,29 100,71 71,100 29,100 0,71 0,29">
            <text:p/>
          </draw:polygon>
          <draw:polygon draw:style-name="gr34" draw:text-style-name="P12" draw:layer="layout" svg:width="0.099cm" svg:height="0.099cm" svg:x="9.892cm" svg:y="8.7cm" svg:viewBox="0 0 100 100" draw:points="50,0 100,50 50,100 0,50">
            <text:p/>
          </draw:polygon>
          <draw:polygon draw:style-name="gr34" draw:text-style-name="P12" draw:layer="layout" svg:width="0.099cm" svg:height="0.099cm" svg:x="9.492cm" svg:y="8.7cm" svg:viewBox="0 0 100 100" draw:points="50,0 100,50 50,100 0,50">
            <text:p/>
          </draw:polygon>
          <draw:custom-shape draw:style-name="gr35" draw:text-style-name="P13" draw:layer="layout" svg:width="0.5cm" svg:height="0.5cm" svg:x="9.492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" draw:layer="layout" svg:width="0.402cm" svg:height="0.4cm" svg:x="9.541cm" svg:y="8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0.1cm" svg:height="0.06cm" svg:x="9.4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6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892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4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6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892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4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6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89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4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6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cm" svg:height="0.06cm" svg:x="9.892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6cm" svg:height="0.06cm" svg:x="9.49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0.16cm" svg:height="0.06cm" svg:x="9.83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38" draw:text-style-name="P2" draw:layer="layout" svg:width="1.099cm" svg:height="0.799cm" svg:x="8.6cm" svg:y="9.3cm" svg:viewBox="0 0 1100 800" draw:points="0,0 500,0 500,800 1100,800 1100,700">
          <text:p/>
        </draw:polyline>
        <draw:frame draw:style-name="gr39" draw:text-style-name="P10" draw:layer="layout" svg:width="0.743cm" svg:height="0.28cm" svg:x="7.703cm" svg:y="8.868cm">
          <draw:text-box>
            <text:p><text:span text:style-name="T2">Master</text:span></text:p>
          </draw:text-box>
        </draw:frame>
        <draw:frame draw:style-name="gr40" draw:text-style-name="P10" draw:layer="layout" svg:width="0.7cm" svg:height="0.56cm" svg:x="7.803cm" svg:y="9.568cm">
          <draw:text-box>
            <text:p><text:span text:style-name="T2">Track</text:span></text:p>
            <text:p><text:span text:style-name="T2">out</text:span></text:p>
          </draw:text-box>
        </draw:frame>
        <draw:frame draw:style-name="gr41" draw:text-style-name="P14" draw:layer="layout" svg:width="0.861cm" svg:height="0.276cm" svg:x="9.198cm" svg:y="10.626cm">
          <draw:text-box>
            <text:p><text:span text:style-name="T3">schwarz</text:span></text:p>
          </draw:text-box>
        </draw:frame>
        <draw:polyline draw:style-name="gr42" draw:text-style-name="P2" draw:layer="layout" svg:width="2.399cm" svg:height="0.399cm" svg:x="8.1cm" svg:y="10.2cm" svg:viewBox="0 0 2400 400" draw:points="2400,400 0,400 0,0">
          <text:p/>
        </draw:polyline>
        <draw:polyline draw:style-name="gr42" draw:text-style-name="P2" draw:layer="layout" svg:width="2.699cm" svg:height="0.699cm" svg:x="7.8cm" svg:y="10.2cm" svg:viewBox="0 0 2700 700" draw:points="2700,700 0,700 0,0">
          <text:p/>
        </draw:polyline>
        <draw:g draw:style-name="gr11">
          <draw:custom-shape draw:style-name="gr18" draw:text-style-name="P6" draw:layer="layout" svg:width="0.229cm" svg:height="0.2cm" svg:x="5.26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0.115cm" svg:height="0.2cm" svg:x="5.268cm" svg:y="9.4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5.269cm" svg:y1="9.45cm" svg:x2="5.098cm" svg:y2="9.45cm">
            <text:p/>
          </draw:line>
          <draw:line draw:style-name="gr19" draw:text-style-name="P2" draw:layer="layout" svg:x1="5.269cm" svg:y1="9.55cm" svg:x2="5.098cm" svg:y2="9.55cm">
            <text:p/>
          </draw:line>
        </draw:g>
        <draw:g draw:style-name="gr11">
          <draw:custom-shape draw:style-name="gr18" draw:text-style-name="P6" draw:layer="layout" svg:width="0.229cm" svg:height="0.2cm" svg:x="5.268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0.115cm" svg:height="0.2cm" svg:x="5.268cm" svg:y="10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5.269cm" svg:y1="10.05cm" svg:x2="5.098cm" svg:y2="10.05cm">
            <text:p/>
          </draw:line>
          <draw:line draw:style-name="gr19" draw:text-style-name="P2" draw:layer="layout" svg:x1="5.269cm" svg:y1="10.15cm" svg:x2="5.098cm" svg:y2="10.15cm">
            <text:p/>
          </draw:line>
        </draw:g>
        <draw:custom-shape draw:style-name="gr21" draw:text-style-name="P8" draw:layer="layout" svg:width="1.298cm" svg:height="0.6cm" svg:x="5.502cm" svg:y="11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1.09cm" svg:height="0.559cm" svg:x="5.597cm" svg:y="11.03cm">
          <draw:text-box>
            <text:p><text:span text:style-name="T1">Conrad</text:span></text:p>
            <text:p><text:span text:style-name="T1">BV00/026</text:span></text:p>
          </draw:text-box>
        </draw:frame>
        <draw:line draw:style-name="gr23" draw:text-style-name="P2" draw:layer="layout" svg:x1="6.8cm" svg:y1="11.6cm" svg:x2="5.5cm" svg:y2="12.2cm">
          <text:p/>
        </draw:line>
        <draw:frame draw:style-name="gr44" draw:text-style-name="P10" draw:layer="layout" svg:width="0.552cm" svg:height="0.28cm" svg:x="5.65cm" svg:y="11.668cm">
          <draw:text-box>
            <text:p><text:span text:style-name="T2">230~</text:span></text:p>
          </draw:text-box>
        </draw:frame>
        <draw:frame draw:style-name="gr45" draw:text-style-name="P10" draw:layer="layout" svg:width="0.5cm" svg:height="0.5cm" svg:x="6.3cm" svg:y="11.8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21" draw:text-style-name="P8" draw:layer="layout" svg:width="1.298cm" svg:height="0.8cm" svg:x="5.502cm" svg:y="11.6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0.607cm" svg:height="0.276cm" svg:x="10.655cm" svg:y="10.3cm">
          <draw:text-box>
            <text:p><text:span text:style-name="T3">braun</text:span></text:p>
          </draw:text-box>
        </draw:frame>
        <draw:frame draw:style-name="gr47" draw:text-style-name="P14" draw:layer="layout" svg:width="0.304cm" svg:height="0.276cm" svg:x="10.656cm" svg:y="10.6cm">
          <draw:text-box>
            <text:p><text:span text:style-name="T3">rot</text:span></text:p>
          </draw:text-box>
        </draw:frame>
        <draw:circle draw:style-name="gr48" draw:text-style-name="P15" draw:layer="layout" svg:width="0.1cm" svg:height="0.1cm" svg:x="11.75cm" svg:y="10.55cm">
          <text:p/>
        </draw:circle>
        <draw:frame draw:style-name="gr41" draw:text-style-name="P14" draw:layer="layout" svg:width="0.861cm" svg:height="0.276cm" svg:x="9.199cm" svg:y="10.326cm">
          <draw:text-box>
            <text:p><text:span text:style-name="T3">schwarz</text:span></text:p>
          </draw:text-box>
        </draw:frame>
        <draw:polyline draw:style-name="gr49" draw:text-style-name="P2" draw:layer="layout" svg:width="4.399cm" svg:height="1.199cm" svg:x="10.5cm" svg:y="10.9cm" svg:viewBox="0 0 4400 1200" draw:points="4400,1200 1600,1200 1600,0 0,0">
          <text:p/>
        </draw:polyline>
        <draw:polyline draw:style-name="gr2" draw:text-style-name="P2" draw:layer="layout" svg:width="4.399cm" svg:height="2.099cm" svg:x="10.5cm" svg:y="8.5cm" svg:viewBox="0 0 4400 2100" draw:points="0,2100 1300,2100 1300,0 4400,0">
          <text:p/>
        </draw:polyline>
        <draw:polygon draw:style-name="gr50" draw:text-style-name="P16" draw:layer="layout" svg:width="0.299cm" svg:height="0.099cm" svg:x="12.1cm" svg:y="8.438cm" svg:viewBox="0 0 300 100" draw:points="0,0 300,50 0,100">
          <text:p/>
        </draw:polygon>
        <draw:polyline draw:style-name="gr51" draw:text-style-name="P2" draw:layer="layout" svg:width="2.699cm" svg:height="1.299cm" svg:x="12.2cm" svg:y="9.3cm" svg:viewBox="0 0 2700 1300" draw:points="0,1300 0,0 2700,0">
          <text:p/>
        </draw:polyline>
        <draw:line draw:style-name="gr52" draw:text-style-name="P2" draw:layer="layout" svg:x1="13.1cm" svg:y1="10.9cm" svg:x2="14.9cm" svg:y2="10.9cm">
          <text:p/>
        </draw:line>
        <draw:line draw:style-name="gr53" draw:text-style-name="P2" draw:layer="layout" svg:x1="13.1cm" svg:y1="11.3cm" svg:x2="14.9cm" svg:y2="11.3cm">
          <text:p/>
        </draw:line>
        <draw:polyline draw:style-name="gr54" draw:text-style-name="P2" draw:layer="layout" svg:width="2.699cm" svg:height="1.099cm" svg:x="12.2cm" svg:y="10.6cm" svg:viewBox="0 0 2700 1100" draw:points="0,0 0,1100 2700,1100">
          <text:p/>
        </draw:polyline>
        <draw:polyline draw:style-name="gr3" draw:text-style-name="P2" draw:layer="layout" svg:width="2.999cm" svg:height="1.999cm" svg:x="11.9cm" svg:y="8.9cm" svg:viewBox="0 0 3000 2000" draw:points="0,2000 0,0 3000,0">
          <text:p/>
        </draw:polyline>
        <draw:polyline draw:style-name="gr55" draw:text-style-name="P2" draw:layer="layout" svg:width="2.599cm" svg:height="1.199cm" svg:x="12.3cm" svg:y="9.7cm" svg:viewBox="0 0 2600 1200" draw:points="0,1200 0,0 2600,0">
          <text:p/>
        </draw:polyline>
        <draw:g draw:style-name="gr15">
          <draw:frame draw:style-name="gr56" draw:text-style-name="P17" draw:layer="layout" svg:width="0.15cm" svg:height="0.25cm" svg:x="16.6cm" svg:y="8.25cm">
            <draw:text-box>
              <text:p><text:span text:style-name="T4">1</text:span></text:p>
            </draw:text-box>
          </draw:frame>
          <draw:circle draw:style-name="gr57" draw:text-style-name="P18" draw:layer="layout" svg:width="0.12cm" svg:height="0.12cm" svg:x="16.14cm" svg:y="8.44cm">
            <text:p/>
          </draw:circle>
          <draw:circle draw:style-name="gr57" draw:text-style-name="P18" draw:layer="layout" svg:width="0.12cm" svg:height="0.12cm" svg:x="15.94cm" svg:y="8.59cm">
            <text:p/>
          </draw:circle>
          <draw:circle draw:style-name="gr57" draw:text-style-name="P18" draw:layer="layout" svg:width="0.12cm" svg:height="0.12cm" svg:x="16.14cm" svg:y="8.74cm">
            <text:p/>
          </draw:circle>
          <draw:circle draw:style-name="gr57" draw:text-style-name="P18" draw:layer="layout" svg:width="0.12cm" svg:height="0.12cm" svg:x="15.94cm" svg:y="8.89cm">
            <text:p/>
          </draw:circle>
          <draw:circle draw:style-name="gr57" draw:text-style-name="P18" draw:layer="layout" svg:width="0.12cm" svg:height="0.12cm" svg:x="16.14cm" svg:y="9.04cm">
            <text:p/>
          </draw:circle>
          <draw:circle draw:style-name="gr57" draw:text-style-name="P18" draw:layer="layout" svg:width="0.12cm" svg:height="0.12cm" svg:x="15.94cm" svg:y="9.19cm">
            <text:p/>
          </draw:circle>
          <draw:circle draw:style-name="gr57" draw:text-style-name="P18" draw:layer="layout" svg:width="0.12cm" svg:height="0.12cm" svg:x="16.14cm" svg:y="9.34cm">
            <text:p/>
          </draw:circle>
          <draw:circle draw:style-name="gr57" draw:text-style-name="P18" draw:layer="layout" svg:width="0.12cm" svg:height="0.12cm" svg:x="15.94cm" svg:y="9.49cm">
            <text:p/>
          </draw:circle>
          <draw:circle draw:style-name="gr57" draw:text-style-name="P18" draw:layer="layout" svg:width="0.12cm" svg:height="0.12cm" svg:x="16.14cm" svg:y="9.64cm">
            <text:p/>
          </draw:circle>
          <draw:circle draw:style-name="gr57" draw:text-style-name="P18" draw:layer="layout" svg:width="0.12cm" svg:height="0.12cm" svg:x="15.94cm" svg:y="9.79cm">
            <text:p/>
          </draw:circle>
          <draw:circle draw:style-name="gr57" draw:text-style-name="P18" draw:layer="layout" svg:width="0.12cm" svg:height="0.12cm" svg:x="16.14cm" svg:y="9.94cm">
            <text:p/>
          </draw:circle>
          <draw:frame draw:style-name="gr56" draw:text-style-name="P17" draw:layer="layout" svg:width="0.15cm" svg:height="0.25cm" svg:x="16.6cm" svg:y="8.55cm">
            <draw:text-box>
              <text:p><text:span text:style-name="T4">2</text:span></text:p>
            </draw:text-box>
          </draw:frame>
          <draw:frame draw:style-name="gr56" draw:text-style-name="P17" draw:layer="layout" svg:width="0.15cm" svg:height="0.25cm" svg:x="16.6cm" svg:y="8.85cm">
            <draw:text-box>
              <text:p><text:span text:style-name="T4">3</text:span></text:p>
            </draw:text-box>
          </draw:frame>
          <draw:frame draw:style-name="gr56" draw:text-style-name="P17" draw:layer="layout" svg:width="0.15cm" svg:height="0.25cm" svg:x="16.6cm" svg:y="9.15cm">
            <draw:text-box>
              <text:p><text:span text:style-name="T4">4</text:span></text:p>
            </draw:text-box>
          </draw:frame>
          <draw:frame draw:style-name="gr56" draw:text-style-name="P17" draw:layer="layout" svg:width="0.15cm" svg:height="0.25cm" svg:x="16.6cm" svg:y="9.45cm">
            <draw:text-box>
              <text:p><text:span text:style-name="T4">5</text:span></text:p>
            </draw:text-box>
          </draw:frame>
          <draw:frame draw:style-name="gr56" draw:text-style-name="P17" draw:layer="layout" svg:width="0.15cm" svg:height="0.25cm" svg:x="16.6cm" svg:y="9.75cm">
            <draw:text-box>
              <text:p><text:span text:style-name="T4">6</text:span></text:p>
            </draw:text-box>
          </draw:frame>
          <draw:frame draw:style-name="gr56" draw:text-style-name="P17" draw:layer="layout" svg:width="0.15cm" svg:height="0.25cm" svg:x="16.6cm" svg:y="10.05cm">
            <draw:text-box>
              <text:p><text:span text:style-name="T4">7</text:span></text:p>
            </draw:text-box>
          </draw:frame>
          <draw:frame draw:style-name="gr56" draw:text-style-name="P17" draw:layer="layout" svg:width="0.15cm" svg:height="0.25cm" svg:x="16.6cm" svg:y="10.35cm">
            <draw:text-box>
              <text:p><text:span text:style-name="T4">8</text:span></text:p>
            </draw:text-box>
          </draw:frame>
          <draw:frame draw:style-name="gr56" draw:text-style-name="P17" draw:layer="layout" svg:width="0.15cm" svg:height="0.25cm" svg:x="16.6cm" svg:y="10.65cm">
            <draw:text-box>
              <text:p><text:span text:style-name="T4">9</text:span></text:p>
            </draw:text-box>
          </draw:frame>
          <draw:frame draw:style-name="gr56" draw:text-style-name="P17" draw:layer="layout" svg:width="0.25cm" svg:height="0.25cm" svg:x="16.5cm" svg:y="10.95cm">
            <draw:text-box>
              <text:p><text:span text:style-name="T4">10</text:span></text:p>
            </draw:text-box>
          </draw:frame>
          <draw:frame draw:style-name="gr56" draw:text-style-name="P17" draw:layer="layout" svg:width="0.25cm" svg:height="0.25cm" svg:x="16.5cm" svg:y="11.25cm">
            <draw:text-box>
              <text:p><text:span text:style-name="T4">11</text:span></text:p>
            </draw:text-box>
          </draw:frame>
          <draw:frame draw:style-name="gr56" draw:text-style-name="P17" draw:layer="layout" svg:width="0.25cm" svg:height="0.25cm" svg:x="16.5cm" svg:y="11.55cm">
            <draw:text-box>
              <text:p><text:span text:style-name="T4">12</text:span></text:p>
            </draw:text-box>
          </draw:frame>
          <draw:frame draw:style-name="gr56" draw:text-style-name="P17" draw:layer="layout" svg:width="0.25cm" svg:height="0.25cm" svg:x="16.5cm" svg:y="11.85cm">
            <draw:text-box>
              <text:p><text:span text:style-name="T4">13</text:span></text:p>
            </draw:text-box>
          </draw:frame>
          <draw:circle draw:style-name="gr57" draw:text-style-name="P18" draw:layer="layout" svg:width="0.12cm" svg:height="0.12cm" svg:x="15.94cm" svg:y="10.09cm">
            <text:p/>
          </draw:circle>
          <draw:circle draw:style-name="gr57" draw:text-style-name="P18" draw:layer="layout" svg:width="0.12cm" svg:height="0.12cm" svg:x="16.14cm" svg:y="10.24cm">
            <text:p/>
          </draw:circle>
          <draw:circle draw:style-name="gr57" draw:text-style-name="P18" draw:layer="layout" svg:width="0.12cm" svg:height="0.12cm" svg:x="15.94cm" svg:y="10.39cm">
            <text:p/>
          </draw:circle>
          <draw:circle draw:style-name="gr57" draw:text-style-name="P18" draw:layer="layout" svg:width="0.12cm" svg:height="0.12cm" svg:x="16.14cm" svg:y="10.54cm">
            <text:p/>
          </draw:circle>
          <draw:circle draw:style-name="gr57" draw:text-style-name="P18" draw:layer="layout" svg:width="0.12cm" svg:height="0.12cm" svg:x="15.94cm" svg:y="10.69cm">
            <text:p/>
          </draw:circle>
          <draw:circle draw:style-name="gr57" draw:text-style-name="P18" draw:layer="layout" svg:width="0.12cm" svg:height="0.12cm" svg:x="16.14cm" svg:y="10.84cm">
            <text:p/>
          </draw:circle>
          <draw:circle draw:style-name="gr57" draw:text-style-name="P18" draw:layer="layout" svg:width="0.12cm" svg:height="0.12cm" svg:x="15.94cm" svg:y="10.99cm">
            <text:p/>
          </draw:circle>
          <draw:circle draw:style-name="gr57" draw:text-style-name="P18" draw:layer="layout" svg:width="0.12cm" svg:height="0.12cm" svg:x="16.14cm" svg:y="11.14cm">
            <text:p/>
          </draw:circle>
          <draw:circle draw:style-name="gr57" draw:text-style-name="P18" draw:layer="layout" svg:width="0.12cm" svg:height="0.12cm" svg:x="15.94cm" svg:y="11.29cm">
            <text:p/>
          </draw:circle>
          <draw:circle draw:style-name="gr57" draw:text-style-name="P18" draw:layer="layout" svg:width="0.12cm" svg:height="0.12cm" svg:x="16.14cm" svg:y="11.44cm">
            <text:p/>
          </draw:circle>
          <draw:circle draw:style-name="gr57" draw:text-style-name="P18" draw:layer="layout" svg:width="0.12cm" svg:height="0.12cm" svg:x="15.94cm" svg:y="11.59cm">
            <text:p/>
          </draw:circle>
          <draw:circle draw:style-name="gr57" draw:text-style-name="P18" draw:layer="layout" svg:width="0.12cm" svg:height="0.12cm" svg:x="16.14cm" svg:y="11.74cm">
            <text:p/>
          </draw:circle>
          <draw:circle draw:style-name="gr57" draw:text-style-name="P18" draw:layer="layout" svg:width="0.12cm" svg:height="0.12cm" svg:x="15.94cm" svg:y="11.89cm">
            <text:p/>
          </draw:circle>
          <draw:circle draw:style-name="gr57" draw:text-style-name="P18" draw:layer="layout" svg:width="0.12cm" svg:height="0.12cm" svg:x="16.14cm" svg:y="12.04cm">
            <text:p/>
          </draw:circle>
          <draw:polygon draw:style-name="gr23" draw:text-style-name="P2" draw:layer="layout" svg:width="0.599cm" svg:height="4.199cm" svg:x="15.8cm" svg:y="8.2cm" svg:viewBox="0 0 600 4200" draw:points="0,300 200,100 400,0 500,0 600,100 600,4100 500,4200 400,4200 200,4100 0,3900">
            <text:p/>
          </draw:polygon>
        </draw:g>
        <draw:circle draw:style-name="gr58" draw:text-style-name="P19" draw:layer="layout" svg:width="0.1cm" svg:height="0.1cm" svg:x="11.85cm" svg:y="10.85cm">
          <text:p/>
        </draw:circle>
        <draw:line draw:style-name="gr2" draw:text-style-name="P2" draw:layer="layout" svg:x1="11.8cm" svg:y1="10.6cm" svg:x2="12.2cm" svg:y2="10.6cm">
          <text:p/>
        </draw:line>
        <draw:line draw:style-name="gr49" draw:text-style-name="P2" draw:layer="layout" svg:x1="12.3cm" svg:y1="10.9cm" svg:x2="11.8cm" svg:y2="10.9cm">
          <text:p/>
        </draw:line>
        <draw:circle draw:style-name="gr58" draw:text-style-name="P19" draw:layer="layout" svg:width="0.1cm" svg:height="0.1cm" svg:x="12.05cm" svg:y="10.85cm">
          <text:p/>
        </draw:circle>
        <draw:circle draw:style-name="gr59" draw:text-style-name="P20" draw:layer="layout" svg:width="0.1cm" svg:height="0.1cm" svg:x="15.65cm" svg:y="10.45cm">
          <text:p/>
        </draw:circle>
        <draw:frame draw:style-name="gr46" draw:text-style-name="P14" draw:layer="layout" svg:width="0.75cm" svg:height="0.25cm" svg:x="13.1cm" svg:y="9.05cm">
          <draw:text-box>
            <text:p><text:span text:style-name="T3">WA gelb</text:span></text:p>
          </draw:text-box>
        </draw:frame>
        <draw:frame draw:style-name="gr46" draw:text-style-name="P14" draw:layer="layout" svg:width="1cm" svg:height="0.25cm" svg:x="13.1cm" svg:y="8.65cm">
          <draw:text-box>
            <text:p><text:span text:style-name="T3">NS orange</text:span></text:p>
          </draw:text-box>
        </draw:frame>
        <draw:frame draw:style-name="gr46" draw:text-style-name="P14" draw:layer="layout" svg:width="1cm" svg:height="0.25cm" svg:x="13.1cm" svg:y="8.25cm">
          <draw:text-box>
            <text:p><text:span text:style-name="T3">NN1 braun</text:span></text:p>
          </draw:text-box>
        </draw:frame>
        <draw:frame draw:style-name="gr46" draw:text-style-name="P14" draw:layer="layout" svg:width="0.8cm" svg:height="0.25cm" svg:x="13.1cm" svg:y="9.45cm">
          <draw:text-box>
            <text:p><text:span text:style-name="T3">WB grün</text:span></text:p>
          </draw:text-box>
        </draw:frame>
        <draw:frame draw:style-name="gr46" draw:text-style-name="P14" draw:layer="layout" svg:width="0.9cm" svg:height="0.25cm" svg:x="13.1cm" svg:y="9.85cm">
          <draw:text-box>
            <text:p><text:span text:style-name="T3">V+ violett</text:span></text:p>
          </draw:text-box>
        </draw:frame>
        <draw:frame draw:style-name="gr46" draw:text-style-name="P14" draw:layer="layout" svg:width="0.7cm" svg:height="0.25cm" svg:x="13.1cm" svg:y="10.25cm">
          <draw:text-box>
            <text:p><text:span text:style-name="T3">V- blau</text:span></text:p>
          </draw:text-box>
        </draw:frame>
        <draw:frame draw:style-name="gr46" draw:text-style-name="P14" draw:layer="layout" svg:width="0.4cm" svg:height="0.25cm" svg:x="7.1cm" svg:y="11.95cm">
          <draw:text-box>
            <text:p><text:span text:style-name="T3">blau</text:span></text:p>
          </draw:text-box>
        </draw:frame>
        <draw:frame draw:style-name="gr46" draw:text-style-name="P14" draw:layer="layout" svg:width="1.3cm" svg:height="0.25cm" svg:x="7.1cm" svg:y="11.65cm">
          <draw:text-box>
            <text:p><text:span text:style-name="T3">gelb </text:span><text:span text:style-name="T5">→ </text:span><text:span text:style-name="T3">violett</text:span></text:p>
          </draw:text-box>
        </draw:frame>
        <draw:line draw:style-name="gr60" draw:text-style-name="P2" draw:layer="layout" svg:x1="6.8cm" svg:y1="11.9cm" svg:x2="7.7cm" svg:y2="11.9cm">
          <text:p/>
        </draw:line>
        <draw:frame draw:style-name="gr46" draw:text-style-name="P14" draw:layer="layout" svg:width="0.75cm" svg:height="0.25cm" svg:x="13.1cm" svg:y="10.65cm">
          <draw:text-box>
            <text:p><text:span text:style-name="T3">OB weiß</text:span></text:p>
          </draw:text-box>
        </draw:frame>
        <draw:frame draw:style-name="gr46" draw:text-style-name="P14" draw:layer="layout" svg:width="0.998cm" svg:height="0.25cm" svg:x="13.102cm" svg:y="11.05cm">
          <draw:text-box>
            <text:p><text:span text:style-name="T3">OA schwarz</text:span></text:p>
          </draw:text-box>
        </draw:frame>
        <draw:circle draw:style-name="gr48" draw:text-style-name="P15" draw:layer="layout" svg:width="0.1cm" svg:height="0.1cm" svg:x="12.15cm" svg:y="10.55cm">
          <text:p/>
        </draw:circle>
        <draw:frame draw:style-name="gr46" draw:text-style-name="P14" draw:layer="layout" svg:width="0.7cm" svg:height="0.25cm" svg:x="13.1cm" svg:y="11.45cm">
          <draw:text-box>
            <text:p><text:span text:style-name="T3">SN grau</text:span></text:p>
          </draw:text-box>
        </draw:frame>
        <draw:frame draw:style-name="gr46" draw:text-style-name="P14" draw:layer="layout" svg:width="0.7cm" svg:height="0.25cm" svg:x="13.1cm" svg:y="11.85cm">
          <draw:text-box>
            <text:p><text:span text:style-name="T3">SS1 rot</text:span></text:p>
          </draw:text-box>
        </draw:frame>
        <draw:line draw:style-name="gr4" draw:text-style-name="P2" draw:layer="layout" svg:x1="10.5cm" svg:y1="17.8cm" svg:x2="10.9cm" svg:y2="17.8cm">
          <text:p/>
        </draw:line>
        <draw:line draw:style-name="gr6" draw:text-style-name="P2" draw:layer="layout" svg:x1="10.5cm" svg:y1="17.5cm" svg:x2="10.9cm" svg:y2="17.5cm">
          <text:p/>
        </draw:line>
        <draw:line draw:style-name="gr49" draw:text-style-name="P2" draw:layer="layout" svg:x1="10.9cm" svg:y1="17.2cm" svg:x2="10.5cm" svg:y2="17.2cm">
          <text:p/>
        </draw:line>
        <draw:line draw:style-name="gr5" draw:text-style-name="P2" draw:layer="layout" svg:x1="10.9cm" svg:y1="18.1cm" svg:x2="10.5cm" svg:y2="18.1cm">
          <text:p/>
        </draw:line>
        <draw:polyline draw:style-name="gr61" draw:text-style-name="P2" draw:layer="layout" svg:width="14.999cm" svg:height="4.299cm" svg:x="3cm" svg:y="10.3cm" svg:viewBox="0 0 15000 4300" draw:points="13400,0 15000,0 15000,2800 0,2800 0,4300 400,4300">
          <text:p/>
        </draw:polyline>
        <draw:rect draw:style-name="gr62" draw:text-style-name="P5" draw:layer="layout" svg:width="0.4cm" svg:height="0.399cm" svg:x="14.902cm" svg:y="8.301cm">
          <text:p/>
        </draw:rect>
        <draw:frame draw:style-name="gr63" draw:text-style-name="P21" draw:layer="layout" svg:width="0.2cm" svg:height="0.4cm" svg:x="15cm" svg:y="8.3cm">
          <draw:text-box>
            <text:p text:style-name="P1"><text:span text:style-name="T6">1</text:span></text:p>
          </draw:text-box>
        </draw:frame>
        <draw:frame draw:style-name="gr64" draw:text-style-name="P22" draw:layer="layout" svg:width="1.298cm" svg:height="0.5cm" svg:x="15.002cm" svg:y="7.9cm">
          <draw:text-box>
            <text:p><text:span text:style-name="T7">OST</text:span></text:p>
          </draw:text-box>
        </draw:frame>
        <draw:rect draw:style-name="gr62" draw:text-style-name="P5" draw:layer="layout" svg:width="0.4cm" svg:height="0.399cm" svg:x="14.902cm" svg:y="8.702cm">
          <text:p/>
        </draw:rect>
        <draw:frame draw:style-name="gr63" draw:text-style-name="P21" draw:layer="layout" svg:width="0.2cm" svg:height="0.4cm" svg:x="15cm" svg:y="8.701cm">
          <draw:text-box>
            <text:p text:style-name="P1"><text:span text:style-name="T6">3</text:span></text:p>
          </draw:text-box>
        </draw:frame>
        <draw:rect draw:style-name="gr62" draw:text-style-name="P5" draw:layer="layout" svg:width="0.4cm" svg:height="0.399cm" svg:x="14.902cm" svg:y="9.102cm">
          <text:p/>
        </draw:rect>
        <draw:rect draw:style-name="gr62" draw:text-style-name="P5" draw:layer="layout" svg:width="0.4cm" svg:height="0.399cm" svg:x="14.902cm" svg:y="9.503cm">
          <text:p/>
        </draw:rect>
        <draw:rect draw:style-name="gr62" draw:text-style-name="P5" draw:layer="layout" svg:width="0.4cm" svg:height="0.399cm" svg:x="14.902cm" svg:y="9.903cm">
          <text:p/>
        </draw:rect>
        <draw:frame draw:style-name="gr63" draw:text-style-name="P21" draw:layer="layout" svg:width="0.2cm" svg:height="0.4cm" svg:x="15cm" svg:y="9.101cm">
          <draw:text-box>
            <text:p text:style-name="P1"><text:span text:style-name="T6">4</text:span></text:p>
          </draw:text-box>
        </draw:frame>
        <draw:frame draw:style-name="gr63" draw:text-style-name="P21" draw:layer="layout" svg:width="0.2cm" svg:height="0.4cm" svg:x="15cm" svg:y="9.501cm">
          <draw:text-box>
            <text:p text:style-name="P1"><text:span text:style-name="T6">5</text:span></text:p>
          </draw:text-box>
        </draw:frame>
        <draw:frame draw:style-name="gr63" draw:text-style-name="P21" draw:layer="layout" svg:width="0.2cm" svg:height="0.4cm" svg:x="15cm" svg:y="9.901cm">
          <draw:text-box>
            <text:p text:style-name="P1"><text:span text:style-name="T6">7</text:span></text:p>
          </draw:text-box>
        </draw:frame>
        <draw:rect draw:style-name="gr62" draw:text-style-name="P5" draw:layer="layout" svg:width="0.4cm" svg:height="0.399cm" svg:x="14.902cm" svg:y="10.302cm">
          <text:p/>
        </draw:rect>
        <draw:frame draw:style-name="gr63" draw:text-style-name="P21" draw:layer="layout" svg:width="0.2cm" svg:height="0.4cm" svg:x="15cm" svg:y="10.301cm">
          <draw:text-box>
            <text:p text:style-name="P1"><text:span text:style-name="T6">8</text:span></text:p>
          </draw:text-box>
        </draw:frame>
        <draw:rect draw:style-name="gr62" draw:text-style-name="P5" draw:layer="layout" svg:width="0.4cm" svg:height="0.399cm" svg:x="14.902cm" svg:y="10.703cm">
          <text:p/>
        </draw:rect>
        <draw:frame draw:style-name="gr63" draw:text-style-name="P21" draw:layer="layout" svg:width="0.2cm" svg:height="0.4cm" svg:x="15cm" svg:y="10.702cm">
          <draw:text-box>
            <text:p text:style-name="P1"><text:span text:style-name="T6">9</text:span></text:p>
          </draw:text-box>
        </draw:frame>
        <draw:rect draw:style-name="gr62" draw:text-style-name="P5" draw:layer="layout" svg:width="0.4cm" svg:height="0.399cm" svg:x="14.902cm" svg:y="11.103cm">
          <text:p/>
        </draw:rect>
        <draw:rect draw:style-name="gr62" draw:text-style-name="P5" draw:layer="layout" svg:width="0.4cm" svg:height="0.399cm" svg:x="14.902cm" svg:y="11.504cm">
          <text:p/>
        </draw:rect>
        <draw:rect draw:style-name="gr62" draw:text-style-name="P5" draw:layer="layout" svg:width="0.4cm" svg:height="0.399cm" svg:x="14.902cm" svg:y="11.904cm">
          <text:p/>
        </draw:rect>
        <draw:frame draw:style-name="gr63" draw:text-style-name="P21" draw:layer="layout" svg:width="0.3cm" svg:height="0.4cm" svg:x="14.95cm" svg:y="11.1cm">
          <draw:text-box>
            <text:p text:style-name="P1"><text:span text:style-name="T6">10</text:span></text:p>
          </draw:text-box>
        </draw:frame>
        <draw:frame draw:style-name="gr63" draw:text-style-name="P21" draw:layer="layout" svg:width="0.3cm" svg:height="0.4cm" svg:x="14.95cm" svg:y="11.5cm">
          <draw:text-box>
            <text:p text:style-name="P1"><text:span text:style-name="T6">11</text:span></text:p>
          </draw:text-box>
        </draw:frame>
        <draw:frame draw:style-name="gr63" draw:text-style-name="P21" draw:layer="layout" svg:width="0.3cm" svg:height="0.4cm" svg:x="14.95cm" svg:y="11.9cm">
          <draw:text-box>
            <text:p text:style-name="P1"><text:span text:style-name="T6">13</text:span></text:p>
          </draw:text-box>
        </draw:frame>
        <draw:line draw:style-name="gr2" draw:text-style-name="P2" draw:layer="layout" svg:x1="15.3cm" svg:y1="8.5cm" svg:x2="16.2cm" svg:y2="8.5cm">
          <text:p/>
        </draw:line>
        <draw:polyline draw:style-name="gr3" draw:text-style-name="P2" draw:layer="layout" svg:width="0.899cm" svg:height="0.199cm" svg:x="15.3cm" svg:y="8.9cm" svg:viewBox="0 0 900 200" draw:points="0,0 300,0 300,200 900,200">
          <text:p/>
        </draw:polyline>
        <draw:polyline draw:style-name="gr51" draw:text-style-name="P2" draw:layer="layout" svg:width="0.899cm" svg:height="0.099cm" svg:x="15.3cm" svg:y="9.3cm" svg:viewBox="0 0 900 100" draw:points="0,0 300,0 300,100 900,100">
          <text:p/>
        </draw:polyline>
        <draw:line draw:style-name="gr55" draw:text-style-name="P2" draw:layer="layout" svg:x1="15.3cm" svg:y1="9.7cm" svg:x2="16.2cm" svg:y2="9.7cm">
          <text:p/>
        </draw:line>
        <draw:polyline draw:style-name="gr9" draw:text-style-name="P4" draw:layer="layout" svg:width="0.899cm" svg:height="0.199cm" svg:x="15.3cm" svg:y="10.1cm" svg:viewBox="0 0 900 200" draw:points="0,0 200,0 200,200 900,200">
          <text:p/>
        </draw:polyline>
        <draw:line draw:style-name="gr52" draw:text-style-name="P2" draw:layer="layout" svg:x1="15.3cm" svg:y1="10.9cm" svg:x2="16.2cm" svg:y2="10.9cm">
          <text:p/>
        </draw:line>
        <draw:polyline draw:style-name="gr65" draw:text-style-name="P4" draw:layer="layout" svg:width="0.499cm" svg:height="0.599cm" svg:x="15.7cm" svg:y="10cm" svg:viewBox="0 0 500 600" draw:points="500,600 0,600 0,0 486,0">
          <text:p/>
        </draw:polyline>
        <draw:polyline draw:style-name="gr53" draw:text-style-name="P2" draw:layer="layout" svg:width="0.899cm" svg:height="0.099cm" svg:x="15.3cm" svg:y="11.2cm" svg:viewBox="0 0 900 100" draw:points="0,100 300,100 300,0 900,0">
          <text:p/>
        </draw:polyline>
        <draw:polyline draw:style-name="gr54" draw:text-style-name="P2" draw:layer="layout" svg:width="0.899cm" svg:height="0.199cm" svg:x="15.3cm" svg:y="11.5cm" svg:viewBox="0 0 900 200" draw:points="0,200 300,200 300,0 900,0">
          <text:p/>
        </draw:polyline>
        <draw:line draw:style-name="gr49" draw:text-style-name="P2" draw:layer="layout" svg:x1="16.2cm" svg:y1="12.1cm" svg:x2="15.3cm" svg:y2="12.1cm">
          <text:p/>
        </draw:line>
        <draw:rect draw:style-name="gr66" draw:text-style-name="P5" draw:layer="layout" svg:width="2.5cm" svg:height="0.5cm" svg:x="14.4cm" svg:y="12.4cm">
          <text:p/>
        </draw:rect>
        <draw:frame draw:style-name="gr22" draw:text-style-name="P9" draw:layer="layout" svg:width="2.3cm" svg:height="0.3cm" svg:x="14.5cm" svg:y="12.5cm">
          <draw:text-box>
            <text:p><text:span text:style-name="T8">CON_SubD_Screw10</text:span></text:p>
          </draw:text-box>
        </draw:frame>
        <draw:frame draw:style-name="gr22" draw:text-style-name="P9" draw:layer="layout" svg:width="1.8cm" svg:height="0.3cm" draw:transform="rotate (1.5707963267949) translate (17.6cm 12.3cm)">
          <draw:text-box>
            <text:p><text:span text:style-name="T8">10-poliges Kabel</text:span></text:p>
          </draw:text-box>
        </draw:frame>
        <draw:rect draw:style-name="gr66" draw:text-style-name="P5" draw:layer="layout" svg:width="2.3cm" svg:height="0.5cm" svg:x="3.8cm" svg:y="14.6cm">
          <text:p/>
        </draw:rect>
        <draw:frame draw:style-name="gr22" draw:text-style-name="P9" draw:layer="layout" svg:width="1.996cm" svg:height="0.3cm" svg:x="4.004cm" svg:y="14.7cm">
          <draw:text-box>
            <text:p><text:span text:style-name="T8">AC_5V_supply_6pol_DCC</text:span></text:p>
          </draw:text-box>
        </draw:frame>
        <draw:g draw:style-name="gr15">
          <draw:rect draw:style-name="gr67" draw:text-style-name="P6" draw:layer="layout" svg:width="1.4cm" svg:height="2.4cm" svg:x="13.4cm" svg:y="23.401cm">
            <text:p/>
          </draw:rect>
          <draw:rect draw:style-name="gr62" draw:text-style-name="P5" draw:layer="layout" svg:width="1.2cm" svg:height="2.2cm" svg:x="13.5cm" svg:y="23.501cm">
            <text:p/>
          </draw:rect>
          <draw:rect draw:style-name="gr68" draw:text-style-name="P23" draw:layer="layout" svg:width="0.1cm" svg:height="0.8cm" svg:x="14.7cm" svg:y="24.201cm">
            <text:p/>
          </draw:rect>
          <draw:circle draw:style-name="gr57" draw:text-style-name="P24" draw:layer="layout" svg:width="0.2cm" svg:height="0.2cm" svg:x="14.2cm" svg:y="24.501cm">
            <text:p/>
          </draw:circle>
          <draw:circle draw:style-name="gr69" draw:text-style-name="P25" draw:layer="layout" svg:width="0.2cm" svg:height="0.2cm" svg:x="14.2cm" svg:y="24.501cm">
            <text:p/>
          </draw:circle>
          <draw:circle draw:style-name="gr69" draw:text-style-name="P25" draw:layer="layout" svg:width="0.2cm" svg:height="0.2cm" svg:x="13.8cm" svg:y="24.501cm">
            <text:p/>
          </draw:circle>
          <draw:circle draw:style-name="gr57" draw:text-style-name="P24" draw:layer="layout" svg:width="0.2cm" svg:height="0.2cm" svg:x="14.2cm" svg:y="24.101cm">
            <text:p/>
          </draw:circle>
          <draw:circle draw:style-name="gr57" draw:text-style-name="P24" draw:layer="layout" svg:width="0.2cm" svg:height="0.2cm" svg:x="13.8cm" svg:y="24.101cm">
            <text:p/>
          </draw:circle>
          <draw:circle draw:style-name="gr57" draw:text-style-name="P24" draw:layer="layout" svg:width="0.2cm" svg:height="0.2cm" svg:x="14.2cm" svg:y="24.901cm">
            <text:p/>
          </draw:circle>
          <draw:circle draw:style-name="gr57" draw:text-style-name="P24" draw:layer="layout" svg:width="0.2cm" svg:height="0.2cm" svg:x="13.8cm" svg:y="24.901cm">
            <text:p/>
          </draw:circle>
          <draw:frame draw:style-name="gr70" draw:text-style-name="P26" draw:layer="layout" svg:width="0.294cm" svg:height="0.519cm" svg:x="14.4cm" svg:y="25.182cm">
            <draw:text-box>
              <text:p><text:span text:style-name="T9">1</text:span></text:p>
            </draw:text-box>
          </draw:frame>
          <draw:frame draw:style-name="gr71" draw:text-style-name="P27" draw:layer="layout" svg:width="0.3cm" svg:height="0.34cm" svg:x="13.5cm" svg:y="24.831cm">
            <draw:text-box>
              <text:p><text:span text:style-name="T10">5V</text:span></text:p>
            </draw:text-box>
          </draw:frame>
          <draw:frame draw:style-name="gr71" draw:text-style-name="P27" draw:layer="layout" svg:width="0.3cm" svg:height="0.34cm" svg:x="14.4cm" svg:y="24.831cm">
            <draw:text-box>
              <text:p><text:span text:style-name="T10">5V</text:span></text:p>
            </draw:text-box>
          </draw:frame>
          <draw:frame draw:style-name="gr71" draw:text-style-name="P27" draw:layer="layout" svg:width="0.3cm" svg:height="0.34cm" svg:x="13.5cm" svg:y="24.431cm">
            <draw:text-box>
              <text:p><text:span text:style-name="T10">V-</text:span></text:p>
            </draw:text-box>
          </draw:frame>
          <draw:frame draw:style-name="gr71" draw:text-style-name="P27" draw:layer="layout" svg:width="0.3cm" svg:height="0.34cm" svg:x="13.5cm" svg:y="24.031cm">
            <draw:text-box>
              <text:p><text:span text:style-name="T10">V+</text:span></text:p>
            </draw:text-box>
          </draw:frame>
          <draw:frame draw:style-name="gr71" draw:text-style-name="P27" draw:layer="layout" svg:width="0.3cm" svg:height="0.34cm" svg:x="14.4cm" svg:y="24.431cm">
            <draw:text-box>
              <text:p><text:span text:style-name="T10">0V</text:span></text:p>
            </draw:text-box>
          </draw:frame>
          <draw:frame draw:style-name="gr71" draw:text-style-name="P27" draw:layer="layout" svg:width="0.3cm" svg:height="0.34cm" svg:x="14.4cm" svg:y="24.031cm">
            <draw:text-box>
              <text:p><text:span text:style-name="T10">V+</text:span></text:p>
            </draw:text-box>
          </draw:frame>
          <draw:frame draw:style-name="gr70" draw:text-style-name="P26" draw:layer="layout" svg:width="0.294cm" svg:height="0.519cm" svg:x="13.5cm" svg:y="25.183cm">
            <draw:text-box>
              <text:p><text:span text:style-name="T9">2</text:span></text:p>
            </draw:text-box>
          </draw:frame>
        </draw:g>
        <draw:rect draw:style-name="gr67" draw:text-style-name="P6" draw:layer="layout" svg:width="1.4cm" svg:height="3.2cm" draw:transform="rotate (-1.5707963267949) translate (16.9cm 21.601cm)">
          <text:p/>
        </draw:rect>
        <draw:rect draw:style-name="gr62" draw:text-style-name="P5" draw:layer="layout" svg:width="1.2cm" svg:height="3cm" draw:transform="rotate (-1.5707963267949) translate (16.8cm 21.701cm)">
          <text:p/>
        </draw:rect>
        <draw:rect draw:style-name="gr68" draw:text-style-name="P23" draw:layer="layout" svg:width="0.1cm" svg:height="0.8cm" draw:transform="rotate (-1.5707963267949) translate (15.7cm 22.901cm)">
          <text:p/>
        </draw:rect>
        <draw:circle draw:style-name="gr72" draw:text-style-name="P28" draw:layer="layout" svg:width="0.2cm" svg:height="0.2cm" draw:transform="rotate (-1.5707963267949) translate (15cm 22.001cm)">
          <text:p/>
        </draw:circle>
        <draw:circle draw:style-name="gr69" draw:text-style-name="P25" draw:layer="layout" svg:width="0.2cm" svg:height="0.2cm" draw:transform="rotate (-1.5707963267949) translate (15.4cm 22.401cm)">
          <text:p/>
        </draw:circle>
        <draw:circle draw:style-name="gr73" draw:text-style-name="P29" draw:layer="layout" svg:width="0.2cm" svg:height="0.2cm" draw:transform="rotate (-1.5707963267949) translate (15.4cm 22.001cm)">
          <text:p/>
        </draw:circle>
        <draw:circle draw:style-name="gr57" draw:text-style-name="P24" draw:layer="layout" svg:width="0.2cm" svg:height="0.2cm" draw:transform="rotate (-1.5707963267949) translate (14.6cm 22.401cm)">
          <text:p/>
        </draw:circle>
        <draw:circle draw:style-name="gr57" draw:text-style-name="P24" draw:layer="layout" svg:width="0.2cm" svg:height="0.2cm" draw:transform="rotate (-1.5707963267949) translate (14.6cm 22.001cm)">
          <text:p/>
        </draw:circle>
        <draw:circle draw:style-name="gr57" draw:text-style-name="P24" draw:layer="layout" svg:width="0.2cm" svg:height="0.2cm" draw:transform="rotate (-1.5707963267949) translate (15.801cm 22.402cm)">
          <text:p/>
        </draw:circle>
        <draw:circle draw:style-name="gr57" draw:text-style-name="P24" draw:layer="layout" svg:width="0.2cm" svg:height="0.2cm" draw:transform="rotate (-1.5707963267949) translate (15.801cm 22.402cm)">
          <text:p/>
        </draw:circle>
        <draw:circle draw:style-name="gr57" draw:text-style-name="P24" draw:layer="layout" svg:width="0.2cm" svg:height="0.2cm" draw:transform="rotate (-1.5707963267949) translate (15.801cm 22.002cm)">
          <text:p/>
        </draw:circle>
        <draw:circle draw:style-name="gr72" draw:text-style-name="P28" draw:layer="layout" svg:width="0.2cm" svg:height="0.2cm" draw:transform="rotate (-1.5707963267949) translate (16.201cm 22.002cm)">
          <text:p/>
        </draw:circle>
        <draw:frame draw:style-name="gr70" draw:text-style-name="P26" draw:layer="layout" svg:width="0.294cm" svg:height="0.519cm" svg:x="13.806cm" svg:y="22.401cm">
          <draw:text-box>
            <text:p><text:span text:style-name="T9">1</text:span></text:p>
          </draw:text-box>
        </draw:frame>
        <draw:frame draw:style-name="gr70" draw:text-style-name="P26" draw:layer="layout" svg:width="0.294cm" svg:height="0.519cm" svg:x="13.806cm" svg:y="21.702cm">
          <draw:text-box>
            <text:p><text:span text:style-name="T9">2</text:span></text:p>
          </draw:text-box>
        </draw:frame>
        <draw:frame draw:style-name="gr71" draw:text-style-name="P27" draw:layer="layout" svg:width="0.4cm" svg:height="0.34cm" svg:x="14.3cm" svg:y="21.681cm">
          <draw:text-box>
            <text:p><text:span text:style-name="T10">WSB</text:span></text:p>
          </draw:text-box>
        </draw:frame>
        <draw:frame draw:style-name="gr71" draw:text-style-name="P27" draw:layer="layout" svg:width="0.4cm" svg:height="0.34cm" svg:x="14.3cm" svg:y="22.581cm">
          <draw:text-box>
            <text:p><text:span text:style-name="T10">WSA</text:span></text:p>
          </draw:text-box>
        </draw:frame>
        <draw:frame draw:style-name="gr71" draw:text-style-name="P27" draw:layer="layout" svg:width="0.3cm" svg:height="0.34cm" svg:x="15.15cm" svg:y="22.58cm">
          <draw:text-box>
            <text:p><text:span text:style-name="T10">0V</text:span></text:p>
          </draw:text-box>
        </draw:frame>
        <draw:frame draw:style-name="gr71" draw:text-style-name="P27" draw:layer="layout" svg:width="0.4cm" svg:height="0.34cm" svg:x="15.5cm" svg:y="22.581cm">
          <draw:text-box>
            <text:p><text:span text:style-name="T10">WRA</text:span></text:p>
          </draw:text-box>
        </draw:frame>
        <draw:frame draw:style-name="gr71" draw:text-style-name="P27" draw:layer="layout" svg:width="0.4cm" svg:height="0.34cm" svg:x="15.1cm" svg:y="21.681cm">
          <draw:text-box>
            <text:p><text:span text:style-name="T10">V_I2C</text:span></text:p>
          </draw:text-box>
        </draw:frame>
        <draw:frame draw:style-name="gr71" draw:text-style-name="P27" draw:layer="layout" svg:width="0.4cm" svg:height="0.34cm" svg:x="15.5cm" svg:y="21.681cm">
          <draw:text-box>
            <text:p><text:span text:style-name="T10">WRB</text:span></text:p>
          </draw:text-box>
        </draw:frame>
        <draw:frame draw:style-name="gr71" draw:text-style-name="P27" draw:layer="layout" svg:width="0.3cm" svg:height="0.34cm" svg:x="14.75cm" svg:y="21.681cm">
          <draw:text-box>
            <text:p><text:span text:style-name="T10">NC</text:span></text:p>
          </draw:text-box>
        </draw:frame>
        <draw:frame draw:style-name="gr71" draw:text-style-name="P27" draw:layer="layout" svg:width="0.3cm" svg:height="0.34cm" svg:x="15.95cm" svg:y="21.681cm">
          <draw:text-box>
            <text:p><text:span text:style-name="T10">NC</text:span></text:p>
          </draw:text-box>
        </draw:frame>
        <draw:rect draw:style-name="gr67" draw:text-style-name="P6" draw:layer="layout" svg:width="1.4cm" svg:height="2.4cm" draw:transform="rotate (-1.5707963267949) translate (13.7cm 21.601cm)">
          <text:p/>
        </draw:rect>
        <draw:rect draw:style-name="gr62" draw:text-style-name="P5" draw:layer="layout" svg:width="1.2cm" svg:height="2.2cm" draw:transform="rotate (-1.5707963267949) translate (13.6cm 21.701cm)">
          <text:p/>
        </draw:rect>
        <draw:rect draw:style-name="gr68" draw:text-style-name="P23" draw:layer="layout" svg:width="0.1cm" svg:height="0.8cm" draw:transform="rotate (-1.5707963267949) translate (12.9cm 22.901cm)">
          <text:p/>
        </draw:rect>
        <draw:circle draw:style-name="gr57" draw:text-style-name="P24" draw:layer="layout" svg:width="0.2cm" svg:height="0.2cm" draw:transform="rotate (-1.5707963267949) translate (12.6cm 22.401cm)">
          <text:p/>
        </draw:circle>
        <draw:circle draw:style-name="gr57" draw:text-style-name="P24" draw:layer="layout" svg:width="0.2cm" svg:height="0.2cm" draw:transform="rotate (-1.5707963267949) translate (12.6cm 22.401cm)">
          <text:p/>
        </draw:circle>
        <draw:circle draw:style-name="gr57" draw:text-style-name="P24" draw:layer="layout" svg:width="0.2cm" svg:height="0.2cm" draw:transform="rotate (-1.5707963267949) translate (13cm 22.401cm)">
          <text:p/>
        </draw:circle>
        <draw:circle draw:style-name="gr57" draw:text-style-name="P24" draw:layer="layout" svg:width="0.2cm" svg:height="0.2cm" draw:transform="rotate (-1.5707963267949) translate (12.2cm 22.401cm)">
          <text:p/>
        </draw:circle>
        <draw:frame draw:style-name="gr70" draw:text-style-name="P26" draw:layer="layout" svg:width="0.294cm" svg:height="0.519cm" svg:x="11.406cm" svg:y="22.401cm">
          <draw:text-box>
            <text:p><text:span text:style-name="T9">1</text:span></text:p>
          </draw:text-box>
        </draw:frame>
        <draw:frame draw:style-name="gr71" draw:text-style-name="P27" draw:layer="layout" svg:width="0.4cm" svg:height="0.34cm" svg:x="12.7cm" svg:y="22.581cm">
          <draw:text-box>
            <text:p><text:span text:style-name="T10">WB</text:span></text:p>
          </draw:text-box>
        </draw:frame>
        <draw:frame draw:style-name="gr71" draw:text-style-name="P27" draw:layer="layout" svg:width="0.3cm" svg:height="0.34cm" svg:x="12.35cm" svg:y="22.581cm">
          <draw:text-box>
            <text:p><text:span text:style-name="T10">V-</text:span></text:p>
          </draw:text-box>
        </draw:frame>
        <draw:frame draw:style-name="gr71" draw:text-style-name="P27" draw:layer="layout" svg:width="0.35cm" svg:height="0.34cm" svg:x="11.9cm" svg:y="22.581cm">
          <draw:text-box>
            <text:p><text:span text:style-name="T10">WA</text:span></text:p>
          </draw:text-box>
        </draw:frame>
        <draw:frame draw:style-name="gr70" draw:text-style-name="P26" draw:layer="layout" svg:width="0.294cm" svg:height="0.519cm" svg:x="11.406cm" svg:y="21.702cm">
          <draw:text-box>
            <text:p><text:span text:style-name="T9">2</text:span></text:p>
          </draw:text-box>
        </draw:frame>
        <draw:polyline draw:style-name="gr74" draw:text-style-name="P2" draw:layer="layout" svg:width="4.899cm" svg:height="0.099cm" svg:x="10.9cm" svg:y="24.6cm" svg:viewBox="0 0 4900 100" draw:points="4900,100 3100,100 3000,0 2900,100 0,100">
          <text:p/>
        </draw:polyline>
        <draw:polyline draw:style-name="gr75" draw:text-style-name="P2" draw:layer="layout" svg:width="4.899cm" svg:height="0.199cm" svg:x="10.9cm" svg:y="24.201cm" svg:viewBox="0 0 4900 200" draw:points="4900,200 3500,200 3400,0 3300,200 0,199">
          <text:p/>
        </draw:polyline>
        <draw:polyline draw:style-name="gr76" draw:text-style-name="P2" draw:layer="layout" svg:width="4.899cm" svg:height="0.099cm" svg:x="10.9cm" svg:y="24.201cm" svg:viewBox="0 0 4900 100" draw:points="4900,100 3100,100 3000,0 2900,100 0,99">
          <text:p/>
        </draw:polyline>
        <draw:frame draw:style-name="gr77" draw:text-style-name="P30" draw:layer="layout" svg:width="0.5cm" svg:height="0.5cm" svg:x="16.1cm" svg:y="24.051cm">
          <draw:text-box>
            <text:p text:style-name="P1"><text:span text:style-name="T11">V+</text:span></text:p>
          </draw:text-box>
        </draw:frame>
        <draw:frame draw:style-name="gr77" draw:text-style-name="P30" draw:layer="layout" svg:width="1cm" svg:height="0.5cm" svg:x="16.1cm" svg:y="24.501cm">
          <draw:text-box>
            <text:p text:style-name="P1"><text:span text:style-name="T11">V-/0V</text:span></text:p>
          </draw:text-box>
        </draw:frame>
        <draw:frame draw:style-name="gr77" draw:text-style-name="P30" draw:layer="layout" svg:width="0.5cm" svg:height="0.5cm" svg:x="16.1cm" svg:y="24.951cm">
          <draw:text-box>
            <text:p text:style-name="P1"><text:span text:style-name="T11">5V</text:span></text:p>
          </draw:text-box>
        </draw:frame>
        <draw:line draw:style-name="gr4" draw:text-style-name="P2" draw:layer="layout" svg:x1="14.096cm" svg:y1="17.806cm" svg:x2="14.8cm" svg:y2="17.801cm">
          <text:p/>
        </draw:line>
        <draw:line draw:style-name="gr5" draw:text-style-name="P2" draw:layer="layout" svg:x1="14.8cm" svg:y1="18.101cm" svg:x2="14.096cm" svg:y2="18.106cm">
          <text:p/>
        </draw:line>
        <draw:line draw:style-name="gr6" draw:text-style-name="P2" draw:layer="layout" svg:x1="14.093cm" svg:y1="17.504cm" svg:x2="14.8cm" svg:y2="17.501cm">
          <text:p/>
        </draw:line>
        <draw:line draw:style-name="gr49" draw:text-style-name="P2" draw:layer="layout" svg:x1="14.8cm" svg:y1="17.2cm" svg:x2="14.1cm" svg:y2="17.2cm">
          <text:p/>
        </draw:line>
        <draw:polyline draw:style-name="gr78" draw:text-style-name="P2" draw:layer="layout" svg:width="0.199cm" svg:height="2.699cm" svg:x="11.9cm" svg:y="19.801cm" svg:viewBox="0 0 200 2700" draw:points="0,0 0,2500 200,2700">
          <text:p/>
        </draw:polyline>
        <draw:polyline draw:style-name="gr79" draw:text-style-name="P2" draw:layer="layout" svg:width="0.399cm" svg:height="2.699cm" svg:x="12.1cm" svg:y="19.801cm" svg:viewBox="0 0 400 2700" draw:points="0,0 0,1500 200,1500 200,2500 400,2700">
          <text:p/>
        </draw:polyline>
        <draw:polyline draw:style-name="gr75" draw:text-style-name="P2" draw:layer="layout" svg:width="0.599cm" svg:height="2.699cm" svg:x="12.3cm" svg:y="19.801cm" svg:viewBox="0 0 600 2700" draw:points="0,0 0,1300 400,1300 400,2500 600,2700">
          <text:p/>
        </draw:polyline>
        <draw:line draw:style-name="gr4" draw:text-style-name="P2" draw:layer="layout" svg:x1="10.9cm" svg:y1="17.8cm" svg:x2="11.6cm" svg:y2="17.8cm">
          <text:p/>
        </draw:line>
        <draw:line draw:style-name="gr5" draw:text-style-name="P2" draw:layer="layout" svg:x1="11.6cm" svg:y1="18.1cm" svg:x2="10.9cm" svg:y2="18.1cm">
          <text:p/>
        </draw:line>
        <draw:line draw:style-name="gr53" draw:text-style-name="P2" draw:layer="layout" svg:x1="11.795cm" svg:y1="18.202cm" svg:x2="11.795cm" svg:y2="18.401cm">
          <text:p/>
        </draw:line>
        <draw:line draw:style-name="gr53" draw:text-style-name="P2" draw:layer="layout" svg:x1="12.1cm" svg:y1="18.197cm" svg:x2="12.1cm" svg:y2="18.396cm">
          <text:p/>
        </draw:line>
        <draw:line draw:style-name="gr53" draw:text-style-name="P2" draw:layer="layout" svg:x1="12.395cm" svg:y1="18.202cm" svg:x2="12.395cm" svg:y2="18.401cm">
          <text:p/>
        </draw:line>
        <draw:line draw:style-name="gr53" draw:text-style-name="P2" draw:layer="layout" svg:x1="12.695cm" svg:y1="18.202cm" svg:x2="12.695cm" svg:y2="18.401cm">
          <text:p/>
        </draw:line>
        <draw:frame draw:style-name="gr80" draw:text-style-name="P31" draw:layer="layout" svg:width="1.9cm" svg:height="0.348cm" svg:x="11.9cm" svg:y="17.156cm">
          <draw:text-box>
            <text:p><text:span text:style-name="T12">PCF8574-Board</text:span></text:p>
          </draw:text-box>
        </draw:frame>
        <draw:frame draw:style-name="gr81" draw:text-style-name="P14" draw:layer="layout" svg:width="0.24cm" svg:height="0.269cm" svg:x="11.98cm" svg:y="17.898cm">
          <draw:text-box>
            <text:p><text:span text:style-name="T3">P6</text:span></text:p>
          </draw:text-box>
        </draw:frame>
        <draw:line draw:style-name="gr53" draw:text-style-name="P2" draw:layer="layout" svg:x1="12.995cm" svg:y1="18.202cm" svg:x2="12.995cm" svg:y2="18.401cm">
          <text:p/>
        </draw:line>
        <draw:line draw:style-name="gr53" draw:text-style-name="P2" draw:layer="layout" svg:x1="13.295cm" svg:y1="18.202cm" svg:x2="13.295cm" svg:y2="18.401cm">
          <text:p/>
        </draw:line>
        <draw:line draw:style-name="gr53" draw:text-style-name="P2" draw:layer="layout" svg:x1="13.595cm" svg:y1="18.202cm" svg:x2="13.595cm" svg:y2="18.401cm">
          <text:p/>
        </draw:line>
        <draw:line draw:style-name="gr53" draw:text-style-name="P2" draw:layer="layout" svg:x1="13.895cm" svg:y1="18.202cm" svg:x2="13.895cm" svg:y2="18.401cm">
          <text:p/>
        </draw:line>
        <draw:frame draw:style-name="gr82" draw:text-style-name="P31" draw:layer="layout" svg:width="1.5cm" svg:height="0.349cm" svg:x="12.1cm" svg:y="17.549cm">
          <draw:text-box>
            <text:p><text:span text:style-name="T12">OUT: 0x40</text:span></text:p>
          </draw:text-box>
        </draw:frame>
        <draw:polyline draw:style-name="gr23" draw:text-style-name="P2" draw:layer="layout" svg:width="2.099cm" svg:height="0.397cm" svg:x="11.8cm" svg:y="17.101cm" svg:viewBox="0 0 2100 398" draw:points="2100,0 2100,398 0,398 0,0">
          <text:p/>
        </draw:polyline>
        <draw:line draw:style-name="gr4" draw:text-style-name="P2" draw:layer="layout" svg:x1="17.295cm" svg:y1="17.806cm" svg:x2="17.995cm" svg:y2="17.806cm">
          <text:p/>
        </draw:line>
        <draw:line draw:style-name="gr5" draw:text-style-name="P2" draw:layer="layout" svg:x1="17.995cm" svg:y1="18.106cm" svg:x2="17.295cm" svg:y2="18.106cm">
          <text:p/>
        </draw:line>
        <draw:line draw:style-name="gr6" draw:text-style-name="P2" draw:layer="layout" svg:x1="17.292cm" svg:y1="17.504cm" svg:x2="17.995cm" svg:y2="17.506cm">
          <text:p/>
        </draw:line>
        <draw:line draw:style-name="gr49" draw:text-style-name="P2" draw:layer="layout" svg:x1="17.995cm" svg:y1="17.206cm" svg:x2="17.295cm" svg:y2="17.206cm">
          <text:p/>
        </draw:line>
        <draw:frame draw:style-name="gr83" draw:text-style-name="P32" draw:layer="layout" svg:width="0.4cm" svg:height="0.3cm" svg:x="14.195cm" svg:y="16.946cm">
          <draw:text-box>
            <text:p><text:span text:style-name="T13">+5V</text:span></text:p>
          </draw:text-box>
        </draw:frame>
        <draw:frame draw:style-name="gr83" draw:text-style-name="P33" draw:layer="layout" svg:width="0.5cm" svg:height="0.26cm" svg:x="17.395cm" svg:y="17.856cm">
          <draw:text-box>
            <text:p><text:span text:style-name="T14">SCL</text:span></text:p>
          </draw:text-box>
        </draw:frame>
        <draw:frame draw:style-name="gr83" draw:text-style-name="P34" draw:layer="layout" svg:width="0.5cm" svg:height="0.24cm" svg:x="17.395cm" svg:y="17.576cm">
          <draw:text-box>
            <text:p><text:span text:style-name="T15">SDA</text:span></text:p>
          </draw:text-box>
        </draw:frame>
        <draw:frame draw:style-name="gr83" draw:text-style-name="P32" draw:layer="layout" svg:width="0.4cm" svg:height="0.3cm" svg:x="17.395cm" svg:y="16.946cm">
          <draw:text-box>
            <text:p><text:span text:style-name="T13">+5V</text:span></text:p>
          </draw:text-box>
        </draw:frame>
        <draw:rect draw:style-name="gr84" draw:text-style-name="P8" draw:layer="layout" svg:width="2.5cm" svg:height="1.096cm" svg:x="11.6cm" svg:y="17.106cm">
          <text:p/>
        </draw:rect>
        <draw:frame draw:style-name="gr83" draw:text-style-name="P33" draw:layer="layout" svg:width="0.5cm" svg:height="0.28cm" svg:x="11.002cm" svg:y="17.866cm">
          <draw:text-box>
            <text:p><text:span text:style-name="T14">SCL</text:span></text:p>
          </draw:text-box>
        </draw:frame>
        <draw:frame draw:style-name="gr83" draw:text-style-name="P34" draw:layer="layout" svg:width="0.5cm" svg:height="0.28cm" svg:x="11.002cm" svg:y="17.563cm">
          <draw:text-box>
            <text:p><text:span text:style-name="T15">SDA</text:span></text:p>
          </draw:text-box>
        </draw:frame>
        <draw:line draw:style-name="gr6" draw:text-style-name="P2" draw:layer="layout" svg:x1="10.9cm" svg:y1="17.5cm" svg:x2="11.6cm" svg:y2="17.5cm">
          <text:p/>
        </draw:line>
        <draw:line draw:style-name="gr49" draw:text-style-name="P2" draw:layer="layout" svg:x1="11.6cm" svg:y1="17.2cm" svg:x2="10.9cm" svg:y2="17.2cm">
          <text:p/>
        </draw:line>
        <draw:frame draw:style-name="gr83" draw:text-style-name="P35" draw:layer="layout" svg:width="0.305cm" svg:height="0.3cm" svg:x="10.995cm" svg:y="17.246cm">
          <draw:text-box>
            <text:p><text:span text:style-name="T16">0V</text:span></text:p>
          </draw:text-box>
        </draw:frame>
        <draw:frame draw:style-name="gr83" draw:text-style-name="P32" draw:layer="layout" svg:width="0.4cm" svg:height="0.3cm" svg:x="10.995cm" svg:y="16.946cm">
          <draw:text-box>
            <text:p><text:span text:style-name="T13">+5V</text:span></text:p>
          </draw:text-box>
        </draw:frame>
        <draw:frame draw:style-name="gr83" draw:text-style-name="P34" draw:layer="layout" svg:width="0.5cm" svg:height="0.28cm" svg:x="14.202cm" svg:y="17.563cm">
          <draw:text-box>
            <text:p><text:span text:style-name="T15">SDA</text:span></text:p>
          </draw:text-box>
        </draw:frame>
        <draw:frame draw:style-name="gr83" draw:text-style-name="P33" draw:layer="layout" svg:width="0.5cm" svg:height="0.28cm" svg:x="14.202cm" svg:y="17.866cm">
          <draw:text-box>
            <text:p><text:span text:style-name="T14">SCL</text:span></text:p>
          </draw:text-box>
        </draw:frame>
        <draw:polyline draw:style-name="gr85" draw:text-style-name="P2" draw:layer="layout" svg:width="0.899cm" svg:height="3.699cm" svg:x="13.6cm" svg:y="18.401cm" svg:viewBox="0 0 900 3700" draw:points="0,0 0,800 900,800 900,3700">
          <text:p/>
        </draw:polyline>
        <draw:polyline draw:style-name="gr85" draw:text-style-name="P2" draw:layer="layout" svg:width="1.599cm" svg:height="4.099cm" svg:x="15.5cm" svg:y="18.401cm" svg:viewBox="0 0 1600 4100" draw:points="1600,0 1600,800 0,800 0,3900 200,4100">
          <text:p/>
        </draw:polyline>
        <draw:polyline draw:style-name="gr85" draw:text-style-name="P2" draw:layer="layout" svg:width="0.599cm" svg:height="4.099cm" svg:x="13.9cm" svg:y="18.401cm" svg:viewBox="0 0 600 4100" draw:points="0,0 0,600 400,600 400,3900 600,4100">
          <text:p/>
        </draw:polyline>
        <draw:polyline draw:style-name="gr85" draw:text-style-name="P2" draw:layer="layout" svg:width="1.099cm" svg:height="3.699cm" svg:x="15.7cm" svg:y="18.401cm" svg:viewBox="0 0 1100 3700" draw:points="1100,0 1100,600 0,600 0,3700">
          <text:p/>
        </draw:polyline>
        <draw:frame draw:style-name="gr71" draw:text-style-name="P27" draw:layer="layout" svg:width="0.5cm" svg:height="0.3cm" draw:transform="rotate (1.5707963267949) translate (13.62cm 18.901cm)">
          <draw:text-box>
            <text:p><text:span text:style-name="T10">WSA</text:span></text:p>
          </draw:text-box>
        </draw:frame>
        <draw:frame draw:style-name="gr81" draw:text-style-name="P14" draw:layer="layout" svg:width="0.24cm" svg:height="0.269cm" svg:x="11.68cm" svg:y="17.898cm">
          <draw:text-box>
            <text:p><text:span text:style-name="T3">P7</text:span></text:p>
          </draw:text-box>
        </draw:frame>
        <draw:frame draw:style-name="gr81" draw:text-style-name="P14" draw:layer="layout" svg:width="0.24cm" svg:height="0.269cm" svg:x="12.28cm" svg:y="17.898cm">
          <draw:text-box>
            <text:p><text:span text:style-name="T3">P5</text:span></text:p>
          </draw:text-box>
        </draw:frame>
        <draw:frame draw:style-name="gr81" draw:text-style-name="P14" draw:layer="layout" svg:width="0.24cm" svg:height="0.269cm" svg:x="12.58cm" svg:y="17.898cm">
          <draw:text-box>
            <text:p><text:span text:style-name="T3">P4</text:span></text:p>
          </draw:text-box>
        </draw:frame>
        <draw:frame draw:style-name="gr81" draw:text-style-name="P14" draw:layer="layout" svg:width="0.24cm" svg:height="0.269cm" svg:x="12.88cm" svg:y="17.898cm">
          <draw:text-box>
            <text:p><text:span text:style-name="T3">P3</text:span></text:p>
          </draw:text-box>
        </draw:frame>
        <draw:frame draw:style-name="gr81" draw:text-style-name="P14" draw:layer="layout" svg:width="0.24cm" svg:height="0.269cm" svg:x="13.18cm" svg:y="17.898cm">
          <draw:text-box>
            <text:p><text:span text:style-name="T3">P2</text:span></text:p>
          </draw:text-box>
        </draw:frame>
        <draw:frame draw:style-name="gr81" draw:text-style-name="P14" draw:layer="layout" svg:width="0.24cm" svg:height="0.269cm" svg:x="13.48cm" svg:y="17.898cm">
          <draw:text-box>
            <text:p><text:span text:style-name="T3">P1</text:span></text:p>
          </draw:text-box>
        </draw:frame>
        <draw:frame draw:style-name="gr81" draw:text-style-name="P14" draw:layer="layout" svg:width="0.24cm" svg:height="0.269cm" svg:x="13.78cm" svg:y="17.898cm">
          <draw:text-box>
            <text:p><text:span text:style-name="T3">P0</text:span></text:p>
          </draw:text-box>
        </draw:frame>
        <draw:frame draw:style-name="gr71" draw:text-style-name="P27" draw:layer="layout" svg:width="0.5cm" svg:height="0.3cm" draw:transform="rotate (1.5707963267949) translate (13.32cm 18.901cm)">
          <draw:text-box>
            <text:p><text:span text:style-name="T10">WSB</text:span></text:p>
          </draw:text-box>
        </draw:frame>
        <draw:line draw:style-name="gr53" draw:text-style-name="P2" draw:layer="layout" svg:x1="14.995cm" svg:y1="18.202cm" svg:x2="14.995cm" svg:y2="18.401cm">
          <text:p/>
        </draw:line>
        <draw:line draw:style-name="gr53" draw:text-style-name="P2" draw:layer="layout" svg:x1="15.3cm" svg:y1="18.197cm" svg:x2="15.3cm" svg:y2="18.396cm">
          <text:p/>
        </draw:line>
        <draw:line draw:style-name="gr53" draw:text-style-name="P2" draw:layer="layout" svg:x1="15.595cm" svg:y1="18.202cm" svg:x2="15.595cm" svg:y2="18.401cm">
          <text:p/>
        </draw:line>
        <draw:line draw:style-name="gr53" draw:text-style-name="P2" draw:layer="layout" svg:x1="15.895cm" svg:y1="18.202cm" svg:x2="15.895cm" svg:y2="18.401cm">
          <text:p/>
        </draw:line>
        <draw:frame draw:style-name="gr80" draw:text-style-name="P31" draw:layer="layout" svg:width="1.9cm" svg:height="0.348cm" svg:x="15.1cm" svg:y="17.156cm">
          <draw:text-box>
            <text:p><text:span text:style-name="T12">PCF8574-Board</text:span></text:p>
          </draw:text-box>
        </draw:frame>
        <draw:frame draw:style-name="gr81" draw:text-style-name="P14" draw:layer="layout" svg:width="0.24cm" svg:height="0.269cm" svg:x="15.18cm" svg:y="17.898cm">
          <draw:text-box>
            <text:p><text:span text:style-name="T3">P6</text:span></text:p>
          </draw:text-box>
        </draw:frame>
        <draw:line draw:style-name="gr53" draw:text-style-name="P2" draw:layer="layout" svg:x1="16.195cm" svg:y1="18.202cm" svg:x2="16.195cm" svg:y2="18.401cm">
          <text:p/>
        </draw:line>
        <draw:line draw:style-name="gr53" draw:text-style-name="P2" draw:layer="layout" svg:x1="16.495cm" svg:y1="18.202cm" svg:x2="16.495cm" svg:y2="18.401cm">
          <text:p/>
        </draw:line>
        <draw:line draw:style-name="gr53" draw:text-style-name="P2" draw:layer="layout" svg:x1="16.795cm" svg:y1="18.202cm" svg:x2="16.795cm" svg:y2="18.401cm">
          <text:p/>
        </draw:line>
        <draw:line draw:style-name="gr53" draw:text-style-name="P2" draw:layer="layout" svg:x1="17.095cm" svg:y1="18.202cm" svg:x2="17.095cm" svg:y2="18.401cm">
          <text:p/>
        </draw:line>
        <draw:frame draw:style-name="gr82" draw:text-style-name="P31" draw:layer="layout" svg:width="1.3cm" svg:height="0.349cm" svg:x="15.4cm" svg:y="17.549cm">
          <draw:text-box>
            <text:p><text:span text:style-name="T12">IN: 0x41</text:span></text:p>
          </draw:text-box>
        </draw:frame>
        <draw:polyline draw:style-name="gr23" draw:text-style-name="P2" draw:layer="layout" svg:width="2.099cm" svg:height="0.397cm" svg:x="15cm" svg:y="17.101cm" svg:viewBox="0 0 2100 398" draw:points="2100,0 2100,398 0,398 0,0">
          <text:p/>
        </draw:polyline>
        <draw:rect draw:style-name="gr84" draw:text-style-name="P8" draw:layer="layout" svg:width="2.5cm" svg:height="1.096cm" svg:x="14.8cm" svg:y="17.106cm">
          <text:p/>
        </draw:rect>
        <draw:frame draw:style-name="gr81" draw:text-style-name="P14" draw:layer="layout" svg:width="0.24cm" svg:height="0.269cm" svg:x="14.88cm" svg:y="17.898cm">
          <draw:text-box>
            <text:p><text:span text:style-name="T3">P7</text:span></text:p>
          </draw:text-box>
        </draw:frame>
        <draw:frame draw:style-name="gr81" draw:text-style-name="P14" draw:layer="layout" svg:width="0.24cm" svg:height="0.269cm" svg:x="15.48cm" svg:y="17.898cm">
          <draw:text-box>
            <text:p><text:span text:style-name="T3">P5</text:span></text:p>
          </draw:text-box>
        </draw:frame>
        <draw:frame draw:style-name="gr81" draw:text-style-name="P14" draw:layer="layout" svg:width="0.24cm" svg:height="0.269cm" svg:x="15.78cm" svg:y="17.898cm">
          <draw:text-box>
            <text:p><text:span text:style-name="T3">P4</text:span></text:p>
          </draw:text-box>
        </draw:frame>
        <draw:frame draw:style-name="gr81" draw:text-style-name="P14" draw:layer="layout" svg:width="0.24cm" svg:height="0.269cm" svg:x="16.08cm" svg:y="17.898cm">
          <draw:text-box>
            <text:p><text:span text:style-name="T3">P3</text:span></text:p>
          </draw:text-box>
        </draw:frame>
        <draw:frame draw:style-name="gr81" draw:text-style-name="P14" draw:layer="layout" svg:width="0.24cm" svg:height="0.269cm" svg:x="16.38cm" svg:y="17.898cm">
          <draw:text-box>
            <text:p><text:span text:style-name="T3">P2</text:span></text:p>
          </draw:text-box>
        </draw:frame>
        <draw:frame draw:style-name="gr81" draw:text-style-name="P14" draw:layer="layout" svg:width="0.24cm" svg:height="0.269cm" svg:x="16.68cm" svg:y="17.898cm">
          <draw:text-box>
            <text:p><text:span text:style-name="T3">P1</text:span></text:p>
          </draw:text-box>
        </draw:frame>
        <draw:frame draw:style-name="gr81" draw:text-style-name="P14" draw:layer="layout" svg:width="0.24cm" svg:height="0.269cm" svg:x="16.98cm" svg:y="17.898cm">
          <draw:text-box>
            <text:p><text:span text:style-name="T3">P0</text:span></text:p>
          </draw:text-box>
        </draw:frame>
        <draw:frame draw:style-name="gr71" draw:text-style-name="P27" draw:layer="layout" svg:width="0.5cm" svg:height="0.3cm" draw:transform="rotate (1.5707963267949) translate (16.82cm 18.901cm)">
          <draw:text-box>
            <text:p><text:span text:style-name="T10">WRA</text:span></text:p>
          </draw:text-box>
        </draw:frame>
        <draw:frame draw:style-name="gr71" draw:text-style-name="P27" draw:layer="layout" svg:width="0.5cm" svg:height="0.3cm" draw:transform="rotate (1.5707963267949) translate (16.52cm 18.901cm)">
          <draw:text-box>
            <text:p><text:span text:style-name="T10">WRB</text:span></text:p>
          </draw:text-box>
        </draw:frame>
        <draw:polyline draw:style-name="gr78" draw:text-style-name="P2" draw:layer="layout" svg:width="4.899cm" svg:height="0.199cm" svg:x="10.9cm" svg:y="25.001cm" svg:viewBox="0 0 4900 200" draw:points="4900,200 3500,200 3400,0 3300,200 0,199">
          <text:p/>
        </draw:polyline>
        <draw:polyline draw:style-name="gr86" draw:text-style-name="P2" draw:layer="layout" svg:width="4.899cm" svg:height="0.099cm" svg:x="10.9cm" svg:y="25.001cm" svg:viewBox="0 0 4900 100" draw:points="4900,100 3100,100 3000,0 2900,100 0,99">
          <text:p/>
        </draw:polyline>
        <draw:polyline draw:style-name="gr79" draw:text-style-name="P2" draw:layer="layout" svg:width="4.899cm" svg:height="0.199cm" svg:x="10.9cm" svg:y="24.601cm" svg:viewBox="0 0 4900 200" draw:points="4900,200 3500,200 3400,0 3300,200 0,199">
          <text:p/>
        </draw:polyline>
        <draw:polygon draw:style-name="gr87" draw:text-style-name="P7" draw:layer="layout" svg:width="0.099cm" svg:height="0.199cm" svg:x="15.45cm" svg:y="20.201cm" svg:viewBox="0 0 100 200" draw:points="0,200 50,0 100,200">
          <text:p/>
        </draw:polygon>
        <draw:polygon draw:style-name="gr87" draw:text-style-name="P7" draw:layer="layout" svg:width="0.099cm" svg:height="0.199cm" svg:x="15.65cm" svg:y="20.201cm" svg:viewBox="0 0 100 200" draw:points="0,200 50,0 100,200">
          <text:p/>
        </draw:polygon>
        <draw:polygon draw:style-name="gr87" draw:text-style-name="P7" draw:layer="layout" svg:width="0.099cm" svg:height="0.199cm" svg:x="14.25cm" svg:y="20.201cm" svg:viewBox="0 0 100 200" draw:points="0,0 50,200 100,0">
          <text:p/>
        </draw:polygon>
        <draw:polygon draw:style-name="gr87" draw:text-style-name="P7" draw:layer="layout" svg:width="0.099cm" svg:height="0.199cm" svg:x="14.45cm" svg:y="20.201cm" svg:viewBox="0 0 100 200" draw:points="0,0 50,200 100,0">
          <text:p/>
        </draw:polygon>
        <draw:g draw:style-name="gr11">
          <draw:polygon draw:style-name="gr88" draw:text-style-name="P6" draw:layer="layout" svg:width="1.367cm" svg:height="0.219cm" svg:x="11.5cm" svg:y="19.981cm" svg:viewBox="0 0 1368 220" draw:points="0,0 0,145 421,218 948,220 1368,111 1368,0">
            <text:p/>
          </draw:polygon>
          <draw:rect draw:style-name="gr89" draw:text-style-name="P12" draw:layer="layout" svg:width="0.302cm" svg:height="0.096cm" svg:x="12.319cm" svg:y="20.036cm">
            <text:p/>
          </draw:rect>
          <draw:g draw:style-name="gr15">
            <draw:polygon draw:style-name="gr90" draw:text-style-name="P36" draw:layer="layout" svg:width="1.999cm" svg:height="0.769cm" svg:x="11cm" svg:y="19.201cm" svg:viewBox="0 0 2000 770" draw:points="0,770 2000,770 2000,440 1579,440 2000,330 1895,0 632,440 0,440">
              <text:p/>
            </draw:polygon>
            <draw:polygon draw:style-name="gr91" draw:text-style-name="P23" draw:layer="layout" svg:width="1.999cm" svg:height="0.769cm" svg:x="11cm" svg:y="19.201cm" svg:viewBox="0 0 2000 770" draw:points="0,770 2000,770 2000,440 1579,440 2000,330 1895,0 632,440 0,440">
              <text:p/>
            </draw:polygon>
            <draw:polyline draw:style-name="gr92" draw:text-style-name="P1" draw:layer="layout" svg:width="0.947cm" svg:height="0.329cm" svg:x="11.631cm" svg:y="19.641cm" svg:viewBox="0 0 948 330" draw:points="0,0 948,0 0,330">
              <text:p/>
            </draw:polyline>
          </draw:g>
        </draw:g>
        <draw:frame draw:style-name="gr83" draw:text-style-name="P32" draw:layer="layout" svg:width="0.4cm" svg:height="0.3cm" svg:x="12.5cm" svg:y="20.21cm">
          <draw:text-box>
            <text:p><text:span text:style-name="T13">G-L</text:span></text:p>
          </draw:text-box>
        </draw:frame>
        <draw:circle draw:style-name="gr72" draw:text-style-name="P28" draw:layer="layout" svg:width="0.2cm" svg:height="0.2cm" draw:transform="rotate (-1.5707963267949) translate (13cm 22.009cm)">
          <text:p/>
        </draw:circle>
        <draw:frame draw:style-name="gr71" draw:text-style-name="P27" draw:layer="layout" svg:width="0.3cm" svg:height="0.34cm" svg:x="12.75cm" svg:y="21.689cm">
          <draw:text-box>
            <text:p><text:span text:style-name="T10">NC</text:span></text:p>
          </draw:text-box>
        </draw:frame>
        <draw:circle draw:style-name="gr72" draw:text-style-name="P28" draw:layer="layout" svg:width="0.2cm" svg:height="0.2cm" draw:transform="rotate (-1.5707963267949) translate (12.6cm 22.017cm)">
          <text:p/>
        </draw:circle>
        <draw:frame draw:style-name="gr71" draw:text-style-name="P27" draw:layer="layout" svg:width="0.3cm" svg:height="0.34cm" svg:x="12.35cm" svg:y="21.697cm">
          <draw:text-box>
            <text:p><text:span text:style-name="T10">NC</text:span></text:p>
          </draw:text-box>
        </draw:frame>
        <draw:circle draw:style-name="gr72" draw:text-style-name="P28" draw:layer="layout" svg:width="0.2cm" svg:height="0.2cm" draw:transform="rotate (-1.5707963267949) translate (12.2cm 22.025cm)">
          <text:p/>
        </draw:circle>
        <draw:frame draw:style-name="gr71" draw:text-style-name="P27" draw:layer="layout" svg:width="0.3cm" svg:height="0.34cm" svg:x="11.95cm" svg:y="21.705cm">
          <draw:text-box>
            <text:p><text:span text:style-name="T10">NC</text:span></text:p>
          </draw:text-box>
        </draw:frame>
        <draw:circle draw:style-name="gr72" draw:text-style-name="P28" draw:layer="layout" svg:width="0.2cm" svg:height="0.2cm" draw:transform="rotate (-1.5707963267949) translate (15.001cm 22.402cm)">
          <text:p/>
        </draw:circle>
        <draw:frame draw:style-name="gr71" draw:text-style-name="P27" draw:layer="layout" svg:width="0.3cm" svg:height="0.34cm" svg:x="14.75cm" svg:y="22.581cm">
          <draw:text-box>
            <text:p><text:span text:style-name="T10">NC</text:span></text:p>
          </draw:text-box>
        </draw:frame>
        <draw:circle draw:style-name="gr72" draw:text-style-name="P28" draw:layer="layout" svg:width="0.2cm" svg:height="0.2cm" draw:transform="rotate (-1.5707963267949) translate (16.201cm 22.395cm)">
          <text:p/>
        </draw:circle>
        <draw:frame draw:style-name="gr71" draw:text-style-name="P27" draw:layer="layout" svg:width="0.3cm" svg:height="0.34cm" svg:x="15.95cm" svg:y="22.574cm">
          <draw:text-box>
            <text:p><text:span text:style-name="T10">NC</text:span></text:p>
          </draw:text-box>
        </draw:frame>
        <draw:frame draw:style-name="gr83" draw:text-style-name="P35" draw:layer="layout" svg:width="0.3cm" svg:height="0.28cm" svg:x="6.1cm" svg:y="17.35cm">
          <draw:text-box>
            <text:p><text:span text:style-name="T16">0V</text:span></text:p>
          </draw:text-box>
        </draw:frame>
        <draw:frame draw:style-name="gr83" draw:text-style-name="P35" draw:layer="layout" svg:width="0.3cm" svg:height="0.28cm" svg:x="6.1cm" svg:y="17.75cm">
          <draw:text-box>
            <text:p><text:span text:style-name="T16">5V</text:span></text:p>
          </draw:text-box>
        </draw:frame>
        <draw:frame draw:style-name="gr83" draw:text-style-name="P35" draw:layer="layout" svg:width="0.36cm" svg:height="0.28cm" svg:x="6.103cm" svg:y="16.95cm">
          <draw:text-box>
            <text:p><text:span text:style-name="T16">DCC</text:span></text:p>
          </draw:text-box>
        </draw:frame>
        <draw:frame draw:style-name="gr83" draw:text-style-name="P35" draw:layer="layout" svg:width="0.305cm" svg:height="0.3cm" svg:x="14.196cm" svg:y="17.246cm">
          <draw:text-box>
            <text:p><text:span text:style-name="T16">0V</text:span></text:p>
          </draw:text-box>
        </draw:frame>
        <draw:frame draw:style-name="gr83" draw:text-style-name="P35" draw:layer="layout" svg:width="0.305cm" svg:height="0.3cm" svg:x="17.497cm" svg:y="17.246cm">
          <draw:text-box>
            <text:p><text:span text:style-name="T16">0V</text:span></text:p>
          </draw:text-box>
        </draw:frame>
        <draw:frame draw:style-name="gr93" draw:text-style-name="P37" draw:layer="layout" svg:width="8.7cm" svg:height="0.3cm" svg:x="2.1cm" svg:y="28.3cm">
          <draw:text-box>
            <text:p><text:file-name text:display="full">G:\github\RCC5V\examples\exampleTurnout2\odg\W2_DirectSwitching1.odg</text:file-name></text:p>
          </draw:text-box>
        </draw:frame>
        <draw:rect draw:style-name="gr66" draw:text-style-name="P5" draw:layer="layout" svg:width="2.3cm" svg:height="0.5cm" svg:x="11cm" svg:y="25.4cm">
          <text:p/>
        </draw:rect>
        <draw:frame draw:style-name="gr22" draw:text-style-name="P9" draw:layer="layout" svg:width="2.1cm" svg:height="0.3cm" svg:x="11.1cm" svg:y="25.5cm">
          <draw:text-box>
            <text:p><text:span text:style-name="T8">RW_5V_W2_STRG</text:span></text:p>
          </draw:text-box>
        </draw:frame>
        <draw:g draw:style-name="gr15">
          <draw:rect draw:style-name="gr94" draw:text-style-name="P5" draw:layer="layout" svg:width="0.2cm" svg:height="0.2cm" svg:x="6.198cm" svg:y="13.7cm">
            <text:p/>
          </draw:rect>
          <draw:rect draw:style-name="gr94" draw:text-style-name="P5" draw:layer="layout" svg:width="0.2cm" svg:height="0.2cm" svg:x="6.198cm" svg:y="13.9cm">
            <text:p/>
          </draw:rect>
          <draw:rect draw:style-name="gr94" draw:text-style-name="P5" draw:layer="layout" svg:width="0.2cm" svg:height="0.2cm" svg:x="6.198cm" svg:y="14.1cm">
            <text:p/>
          </draw:rect>
          <draw:rect draw:style-name="gr94" draw:text-style-name="P5" draw:layer="layout" svg:width="0.2cm" svg:height="0.2cm" svg:x="6.198cm" svg:y="14.3cm">
            <text:p/>
          </draw:rect>
          <draw:rect draw:style-name="gr94" draw:text-style-name="P5" draw:layer="layout" svg:width="0.2cm" svg:height="0.2cm" svg:x="6.198cm" svg:y="14.5cm">
            <text:p/>
          </draw:rect>
          <draw:rect draw:style-name="gr94" draw:text-style-name="P5" draw:layer="layout" svg:width="0.2cm" svg:height="0.2cm" svg:x="6.198cm" svg:y="14.7cm">
            <text:p/>
          </draw:rect>
          <draw:rect draw:style-name="gr94" draw:text-style-name="P5" draw:layer="layout" svg:width="0.2cm" svg:height="0.2cm" svg:x="6.198cm" svg:y="14.9cm">
            <text:p/>
          </draw:rect>
          <draw:rect draw:style-name="gr94" draw:text-style-name="P5" draw:layer="layout" svg:width="0.2cm" svg:height="0.2cm" svg:x="6.198cm" svg:y="15.1cm">
            <text:p/>
          </draw:rect>
          <draw:rect draw:style-name="gr94" draw:text-style-name="P5" draw:layer="layout" svg:width="0.2cm" svg:height="0.2cm" svg:x="6.198cm" svg:y="15.3cm">
            <text:p/>
          </draw:rect>
          <draw:rect draw:style-name="gr94" draw:text-style-name="P5" draw:layer="layout" svg:width="0.2cm" svg:height="0.2cm" svg:x="6.198cm" svg:y="15.5cm">
            <text:p/>
          </draw:rect>
        </draw:g>
        <draw:frame draw:style-name="gr83" draw:text-style-name="P35" draw:layer="layout" svg:width="0.558cm" svg:height="0.28cm" svg:x="4.14cm" svg:y="15.167cm">
          <draw:text-box draw:corner-radius="0.058cm">
            <text:p><text:span text:style-name="T16">Power</text:span></text:p>
          </draw:text-box>
        </draw:frame>
        <draw:frame draw:style-name="gr83" draw:text-style-name="P35" draw:layer="layout" svg:width="0.402cm" svg:height="0.28cm" svg:x="4.898cm" svg:y="15.167cm">
          <draw:text-box>
            <text:p><text:span text:style-name="T16">DCC</text:span></text:p>
          </draw:text-box>
        </draw:frame>
        <draw:g draw:style-name="gr15">
          <draw:circle draw:style-name="gr57" draw:text-style-name="P18" draw:layer="layout" svg:width="0.06cm" svg:height="0.06cm" svg:x="3.57cm" svg:y="13.72cm">
            <text:p/>
          </draw:circle>
          <draw:circle draw:style-name="gr57" draw:text-style-name="P18" draw:layer="layout" svg:width="0.06cm" svg:height="0.06cm" svg:x="3.47cm" svg:y="13.795cm">
            <text:p/>
          </draw:circle>
          <draw:circle draw:style-name="gr57" draw:text-style-name="P18" draw:layer="layout" svg:width="0.06cm" svg:height="0.06cm" svg:x="3.57cm" svg:y="13.87cm">
            <text:p/>
          </draw:circle>
          <draw:circle draw:style-name="gr57" draw:text-style-name="P18" draw:layer="layout" svg:width="0.06cm" svg:height="0.06cm" svg:x="3.47cm" svg:y="13.945cm">
            <text:p/>
          </draw:circle>
          <draw:circle draw:style-name="gr57" draw:text-style-name="P18" draw:layer="layout" svg:width="0.06cm" svg:height="0.06cm" svg:x="3.57cm" svg:y="14.02cm">
            <text:p/>
          </draw:circle>
          <draw:circle draw:style-name="gr57" draw:text-style-name="P18" draw:layer="layout" svg:width="0.06cm" svg:height="0.06cm" svg:x="3.47cm" svg:y="14.095cm">
            <text:p/>
          </draw:circle>
          <draw:circle draw:style-name="gr57" draw:text-style-name="P18" draw:layer="layout" svg:width="0.06cm" svg:height="0.06cm" svg:x="3.57cm" svg:y="14.17cm">
            <text:p/>
          </draw:circle>
          <draw:circle draw:style-name="gr57" draw:text-style-name="P18" draw:layer="layout" svg:width="0.06cm" svg:height="0.06cm" svg:x="3.47cm" svg:y="14.245cm">
            <text:p/>
          </draw:circle>
          <draw:circle draw:style-name="gr57" draw:text-style-name="P18" draw:layer="layout" svg:width="0.06cm" svg:height="0.06cm" svg:x="3.57cm" svg:y="14.32cm">
            <text:p/>
          </draw:circle>
          <draw:circle draw:style-name="gr57" draw:text-style-name="P18" draw:layer="layout" svg:width="0.06cm" svg:height="0.06cm" svg:x="3.47cm" svg:y="14.395cm">
            <text:p/>
          </draw:circle>
          <draw:circle draw:style-name="gr57" draw:text-style-name="P18" draw:layer="layout" svg:width="0.06cm" svg:height="0.06cm" svg:x="3.57cm" svg:y="14.47cm">
            <text:p/>
          </draw:circle>
          <draw:circle draw:style-name="gr57" draw:text-style-name="P18" draw:layer="layout" svg:width="0.06cm" svg:height="0.06cm" svg:x="3.47cm" svg:y="14.545cm">
            <text:p/>
          </draw:circle>
          <draw:circle draw:style-name="gr57" draw:text-style-name="P18" draw:layer="layout" svg:width="0.06cm" svg:height="0.06cm" svg:x="3.57cm" svg:y="14.62cm">
            <text:p/>
          </draw:circle>
          <draw:circle draw:style-name="gr57" draw:text-style-name="P18" draw:layer="layout" svg:width="0.06cm" svg:height="0.06cm" svg:x="3.47cm" svg:y="14.695cm">
            <text:p/>
          </draw:circle>
          <draw:circle draw:style-name="gr57" draw:text-style-name="P18" draw:layer="layout" svg:width="0.06cm" svg:height="0.06cm" svg:x="3.57cm" svg:y="14.77cm">
            <text:p/>
          </draw:circle>
          <draw:circle draw:style-name="gr57" draw:text-style-name="P18" draw:layer="layout" svg:width="0.06cm" svg:height="0.06cm" svg:x="3.47cm" svg:y="14.845cm">
            <text:p/>
          </draw:circle>
          <draw:circle draw:style-name="gr57" draw:text-style-name="P18" draw:layer="layout" svg:width="0.06cm" svg:height="0.06cm" svg:x="3.57cm" svg:y="14.92cm">
            <text:p/>
          </draw:circle>
          <draw:circle draw:style-name="gr57" draw:text-style-name="P18" draw:layer="layout" svg:width="0.06cm" svg:height="0.06cm" svg:x="3.47cm" svg:y="14.995cm">
            <text:p/>
          </draw:circle>
          <draw:circle draw:style-name="gr57" draw:text-style-name="P18" draw:layer="layout" svg:width="0.06cm" svg:height="0.06cm" svg:x="3.57cm" svg:y="15.07cm">
            <text:p/>
          </draw:circle>
          <draw:circle draw:style-name="gr57" draw:text-style-name="P18" draw:layer="layout" svg:width="0.06cm" svg:height="0.06cm" svg:x="3.47cm" svg:y="15.145cm">
            <text:p/>
          </draw:circle>
          <draw:circle draw:style-name="gr57" draw:text-style-name="P18" draw:layer="layout" svg:width="0.06cm" svg:height="0.06cm" svg:x="3.57cm" svg:y="15.22cm">
            <text:p/>
          </draw:circle>
          <draw:circle draw:style-name="gr57" draw:text-style-name="P18" draw:layer="layout" svg:width="0.06cm" svg:height="0.06cm" svg:x="3.47cm" svg:y="15.295cm">
            <text:p/>
          </draw:circle>
          <draw:circle draw:style-name="gr57" draw:text-style-name="P18" draw:layer="layout" svg:width="0.06cm" svg:height="0.06cm" svg:x="3.57cm" svg:y="15.37cm">
            <text:p/>
          </draw:circle>
          <draw:circle draw:style-name="gr57" draw:text-style-name="P18" draw:layer="layout" svg:width="0.06cm" svg:height="0.06cm" svg:x="3.47cm" svg:y="15.445cm">
            <text:p/>
          </draw:circle>
          <draw:circle draw:style-name="gr57" draw:text-style-name="P18" draw:layer="layout" svg:width="0.06cm" svg:height="0.06cm" svg:x="3.57cm" svg:y="15.52cm">
            <text:p/>
          </draw:circle>
          <draw:polygon draw:style-name="gr23" draw:text-style-name="P2" draw:layer="layout" svg:width="0.299cm" svg:height="2.099cm" svg:x="3.4cm" svg:y="13.6cm" svg:viewBox="0 0 300 2100" draw:points="0,150 100,50 200,0 250,0 300,50 300,2050 250,2100 200,2100 100,2050 0,1950">
            <text:p/>
          </draw:polygon>
        </draw:g>
        <draw:rect draw:style-name="gr95" draw:text-style-name="P8" draw:layer="layout" svg:width="1.2cm" svg:height="1.2cm" svg:x="8cm" svg:y="17cm">
          <text:p/>
        </draw:rect>
        <draw:frame draw:style-name="gr96" draw:text-style-name="P38" draw:layer="layout" svg:width="1cm" svg:height="0.497cm" svg:x="8.1cm" svg:y="17.415cm">
          <draw:text-box>
            <text:p><text:span text:style-name="T17">ESP32</text:span></text:p>
          </draw:text-box>
        </draw:frame>
        <draw:line draw:style-name="gr6" draw:text-style-name="P2" draw:layer="layout" svg:x1="7.501cm" svg:y1="16.608cm" svg:x2="7.501cm" svg:y2="17.008cm">
          <text:p/>
        </draw:line>
        <draw:line draw:style-name="gr6" draw:text-style-name="P2" draw:layer="layout" svg:x1="7.201cm" svg:y1="16.608cm" svg:x2="7.201cm" svg:y2="17.008cm">
          <text:p/>
        </draw:line>
        <draw:frame draw:style-name="gr83" draw:text-style-name="P35" draw:layer="layout" svg:width="0.835cm" svg:height="0.355cm" svg:x="7cm" svg:y="15.7cm">
          <draw:text-box>
            <text:p><text:span text:style-name="T16">Auswahl</text:span></text:p>
          </draw:text-box>
        </draw:frame>
        <draw:g draw:style-name="gr11">
          <draw:g draw:style-name="gr15">
            <draw:line draw:style-name="gr97" draw:text-style-name="P1" draw:layer="layout" svg:x1="7.39cm" svg:y1="16.418cm" svg:x2="7.39cm" svg:y2="16.108cm">
              <text:p/>
            </draw:line>
            <draw:line draw:style-name="gr98" draw:text-style-name="P2" draw:layer="layout" svg:x1="7.49cm" svg:y1="16.108cm" svg:x2="7.29cm" svg:y2="16.108cm">
              <text:p/>
            </draw:line>
          </draw:g>
          <draw:line draw:style-name="gr99" draw:text-style-name="P1" draw:layer="layout" svg:x1="7.158cm" svg:y1="16.399cm" svg:x2="7.558cm" svg:y2="16.399cm">
            <text:p/>
          </draw:line>
          <draw:circle draw:style-name="gr17" draw:text-style-name="P5" draw:layer="layout" svg:width="0.1cm" svg:height="0.1cm" draw:transform="rotate (1.5707963267949) translate (7.151cm 16.642cm)">
            <text:p/>
          </draw:circle>
          <draw:circle draw:style-name="gr17" draw:text-style-name="P5" draw:layer="layout" svg:width="0.1cm" svg:height="0.1cm" draw:transform="rotate (1.5707963267949) translate (7.451cm 16.642cm)">
            <text:p/>
          </draw:circle>
        </draw:g>
        <draw:frame draw:style-name="gr83" draw:text-style-name="P39" draw:layer="layout" svg:width="0.388cm" svg:height="0.3cm" svg:x="9.2cm" svg:y="16.75cm">
          <draw:text-box>
            <text:p><text:span text:style-name="T18">3V3</text:span></text:p>
          </draw:text-box>
        </draw:frame>
        <draw:g draw:style-name="gr15">
          <draw:frame draw:style-name="gr82" draw:text-style-name="P31" draw:layer="layout" svg:width="1.293cm" svg:height="0.35cm" svg:x="9.207cm" svg:y="16.35cm">
            <draw:text-box>
              <text:p><text:span text:style-name="T12">0,96“ Display</text:span></text:p>
            </draw:text-box>
          </draw:frame>
          <draw:line draw:style-name="gr23" draw:text-style-name="P2" draw:layer="layout" svg:x1="10.5cm" svg:y1="16.35cm" svg:x2="9.1cm" svg:y2="16.35cm">
            <text:p/>
          </draw:line>
          <draw:rect draw:style-name="gr100" draw:text-style-name="P1" draw:layer="layout" svg:width="1.186cm" svg:height="0.5cm" svg:x="9.207cm" svg:y="15.8cm">
            <text:p/>
          </draw:rect>
          <draw:rect draw:style-name="gr84" draw:text-style-name="P8" draw:layer="layout" svg:width="1.4cm" svg:height="1.1cm" svg:x="9.1cm" svg:y="15.6cm">
            <text:p/>
          </draw:rect>
        </draw:g>
        <draw:g draw:style-name="gr15">
          <draw:rect draw:style-name="gr101" draw:text-style-name="P40" draw:layer="layout" svg:width="0.502cm" svg:height="0.7cm" svg:x="4.15cm" svg:y="15.45cm">
            <text:p/>
          </draw:rect>
          <draw:rect draw:style-name="gr102" draw:text-style-name="P11" draw:layer="layout" svg:width="0.4cm" svg:height="0.6cm" svg:x="4.198cm" svg:y="15.5cm">
            <text:p/>
          </draw:rect>
          <draw:circle draw:style-name="gr103" draw:text-style-name="P24" draw:layer="layout" svg:width="0.1cm" svg:height="0.1cm" svg:x="4.248cm" svg:y="15.55cm">
            <text:p/>
          </draw:circle>
          <draw:circle draw:style-name="gr103" draw:text-style-name="P24" draw:layer="layout" svg:width="0.1cm" svg:height="0.1cm" svg:x="4.448cm" svg:y="15.55cm">
            <text:p/>
          </draw:circle>
          <draw:circle draw:style-name="gr103" draw:text-style-name="P24" draw:layer="layout" svg:width="0.1cm" svg:height="0.1cm" svg:x="4.248cm" svg:y="15.75cm">
            <text:p/>
          </draw:circle>
          <draw:circle draw:style-name="gr103" draw:text-style-name="P24" draw:layer="layout" svg:width="0.1cm" svg:height="0.1cm" svg:x="4.448cm" svg:y="15.75cm">
            <text:p/>
          </draw:circle>
          <draw:circle draw:style-name="gr103" draw:text-style-name="P24" draw:layer="layout" svg:width="0.1cm" svg:height="0.1cm" svg:x="4.248cm" svg:y="15.95cm">
            <text:p/>
          </draw:circle>
          <draw:circle draw:style-name="gr103" draw:text-style-name="P24" draw:layer="layout" svg:width="0.1cm" svg:height="0.1cm" svg:x="4.448cm" svg:y="15.95cm">
            <text:p/>
          </draw:circle>
          <draw:rect draw:style-name="gr13" draw:text-style-name="P1" draw:layer="layout" svg:width="0.05cm" svg:height="0.2cm" svg:x="4.6cm" svg:y="15.7cm">
            <text:p/>
          </draw:rect>
        </draw:g>
        <draw:g draw:style-name="gr15">
          <draw:rect draw:style-name="gr101" draw:text-style-name="P40" draw:layer="layout" svg:width="0.502cm" svg:height="0.7cm" svg:x="4.85cm" svg:y="15.45cm">
            <text:p/>
          </draw:rect>
          <draw:rect draw:style-name="gr102" draw:text-style-name="P11" draw:layer="layout" svg:width="0.4cm" svg:height="0.6cm" svg:x="4.898cm" svg:y="15.5cm">
            <text:p/>
          </draw:rect>
          <draw:circle draw:style-name="gr103" draw:text-style-name="P24" draw:layer="layout" svg:width="0.1cm" svg:height="0.1cm" svg:x="4.948cm" svg:y="15.55cm">
            <text:p/>
          </draw:circle>
          <draw:circle draw:style-name="gr103" draw:text-style-name="P24" draw:layer="layout" svg:width="0.1cm" svg:height="0.1cm" svg:x="5.148cm" svg:y="15.55cm">
            <text:p/>
          </draw:circle>
          <draw:circle draw:style-name="gr103" draw:text-style-name="P24" draw:layer="layout" svg:width="0.1cm" svg:height="0.1cm" svg:x="4.948cm" svg:y="15.75cm">
            <text:p/>
          </draw:circle>
          <draw:circle draw:style-name="gr103" draw:text-style-name="P24" draw:layer="layout" svg:width="0.1cm" svg:height="0.1cm" svg:x="5.148cm" svg:y="15.75cm">
            <text:p/>
          </draw:circle>
          <draw:circle draw:style-name="gr103" draw:text-style-name="P24" draw:layer="layout" svg:width="0.1cm" svg:height="0.1cm" svg:x="4.948cm" svg:y="15.95cm">
            <text:p/>
          </draw:circle>
          <draw:circle draw:style-name="gr103" draw:text-style-name="P24" draw:layer="layout" svg:width="0.1cm" svg:height="0.1cm" svg:x="5.148cm" svg:y="15.95cm">
            <text:p/>
          </draw:circle>
          <draw:rect draw:style-name="gr13" draw:text-style-name="P1" draw:layer="layout" svg:width="0.05cm" svg:height="0.2cm" svg:x="5.3cm" svg:y="15.7cm">
            <text:p/>
          </draw:rect>
        </draw:g>
        <draw:polyline draw:style-name="gr78" draw:text-style-name="P2" draw:layer="layout" svg:width="7.399cm" svg:height="9.199cm" svg:x="3.5cm" svg:y="16cm" svg:viewBox="0 0 7400 9200" draw:points="7400,9200 0,9200 0,100 900,100 1000,0">
          <text:p/>
        </draw:polyline>
        <draw:polyline draw:style-name="gr86" draw:text-style-name="P2" draw:layer="layout" svg:width="7.299cm" svg:height="9.099cm" svg:x="3.6cm" svg:y="16cm" svg:viewBox="0 0 7300 9100" draw:points="7300,9100 0,9100 0,300 0,0 700,0">
          <text:p/>
        </draw:polyline>
        <draw:polyline draw:style-name="gr79" draw:text-style-name="P2" draw:layer="layout" svg:width="7.199cm" svg:height="8.999cm" svg:x="3.7cm" svg:y="15.8cm" svg:viewBox="0 0 7200 9000" draw:points="7200,9000 0,9000 0,100 700,100 800,0">
          <text:p/>
        </draw:polyline>
        <draw:polyline draw:style-name="gr74" draw:text-style-name="P2" draw:layer="layout" svg:width="7.099cm" svg:height="8.899cm" svg:x="3.8cm" svg:y="15.8cm" svg:viewBox="0 0 7100 8900" draw:points="7100,8900 0,8900 0,0 500,0">
          <text:p/>
        </draw:polyline>
        <draw:polyline draw:style-name="gr75" draw:text-style-name="P2" draw:layer="layout" svg:width="6.999cm" svg:height="8.799cm" svg:x="3.9cm" svg:y="15.6cm" svg:viewBox="0 0 7000 8800" draw:points="7000,8800 0,8800 0,100 500,100 600,0">
          <text:p/>
        </draw:polyline>
        <draw:polyline draw:style-name="gr76" draw:text-style-name="P2" draw:layer="layout" svg:width="6.899cm" svg:height="8.699cm" svg:x="4cm" svg:y="15.6cm" svg:viewBox="0 0 6900 8700" draw:points="6900,8700 0,8700 0,0 300,0">
          <text:p/>
        </draw:polyline>
        <draw:polyline draw:style-name="gr76" draw:text-style-name="P2" draw:layer="layout" svg:width="1.699cm" svg:height="1.699cm" svg:x="5cm" svg:y="15.5cm" svg:viewBox="0 0 1700 1700" draw:points="1700,1700 900,1700 900,0 100,0 0,100">
          <text:p/>
        </draw:polyline>
        <draw:polyline draw:style-name="gr75" draw:text-style-name="P2" draw:layer="layout" svg:width="1.499cm" svg:height="1.699cm" svg:x="5.2cm" svg:y="15.6cm" svg:viewBox="0 0 1500 1700" draw:points="1500,1700 600,1700 600,0 0,0">
          <text:p/>
        </draw:polyline>
        <draw:frame draw:style-name="gr83" draw:text-style-name="P35" draw:layer="layout" svg:width="0.1cm" svg:height="0.2cm" svg:x="5.2cm" svg:y="16.1cm">
          <draw:text-box>
            <text:p><text:span text:style-name="T16">1</text:span></text:p>
          </draw:text-box>
        </draw:frame>
        <draw:polyline draw:style-name="gr74" draw:text-style-name="P2" draw:layer="layout" svg:width="1.699cm" svg:height="1.899cm" svg:x="5cm" svg:y="15.7cm" svg:viewBox="0 0 1700 1900" draw:points="1700,1900 700,1900 700,0 100,0 0,100">
          <text:p/>
        </draw:polyline>
        <draw:polyline draw:style-name="gr79" draw:text-style-name="P2" draw:layer="layout" svg:width="1.499cm" svg:height="1.899cm" svg:x="5.2cm" svg:y="15.8cm" svg:viewBox="0 0 1500 1900" draw:points="1500,1900 400,1900 400,0 0,0">
          <text:p/>
        </draw:polyline>
        <draw:polyline draw:style-name="gr86" draw:text-style-name="P2" draw:layer="layout" svg:width="1.699cm" svg:height="2.099cm" svg:x="5cm" svg:y="15.9cm" svg:viewBox="0 0 1700 2100" draw:points="1700,2100 500,2100 500,0 100,0 0,100">
          <text:p/>
        </draw:polyline>
        <draw:polyline draw:style-name="gr78" draw:text-style-name="P2" draw:layer="layout" svg:width="1.499cm" svg:height="2.099cm" svg:x="5.2cm" svg:y="16cm" svg:viewBox="0 0 1500 2100" draw:points="1500,2100 200,2100 200,0 0,0">
          <text:p/>
        </draw:polyline>
        <draw:frame draw:style-name="gr83" draw:text-style-name="P35" draw:layer="layout" svg:width="0.699cm" svg:height="0.28cm" svg:x="6.201cm" svg:y="24.45cm">
          <draw:text-box>
            <text:p><text:span text:style-name="T16">0V / V-</text:span></text:p>
          </draw:text-box>
        </draw:frame>
        <draw:frame draw:style-name="gr83" draw:text-style-name="P35" draw:layer="layout" svg:width="0.3cm" svg:height="0.28cm" svg:x="6.201cm" svg:y="24.85cm">
          <draw:text-box>
            <text:p><text:span text:style-name="T16">5V</text:span></text:p>
          </draw:text-box>
        </draw:frame>
        <draw:frame draw:style-name="gr83" draw:text-style-name="P35" draw:layer="layout" svg:width="0.296cm" svg:height="0.28cm" svg:x="6.204cm" svg:y="24.05cm">
          <draw:text-box>
            <text:p><text:span text:style-name="T16">V+</text:span></text:p>
          </draw:text-box>
        </draw:frame>
        <draw:line draw:style-name="gr104" draw:text-style-name="P2" draw:layer="layout" svg:x1="8.4cm" svg:y1="16.3cm" svg:x2="8.4cm" svg:y2="17cm">
          <text:p/>
        </draw:line>
        <draw:line draw:style-name="gr104" draw:text-style-name="P2" draw:layer="layout" svg:x1="8.2cm" svg:y1="16.3cm" svg:x2="8.4cm" svg:y2="16.6cm">
          <text:p/>
        </draw:line>
        <draw:line draw:style-name="gr104" draw:text-style-name="P2" draw:layer="layout" svg:x1="8.6cm" svg:y1="16.3cm" svg:x2="8.4cm" svg:y2="16.6cm">
          <text:p/>
        </draw:line>
        <draw:rect draw:style-name="gr105" draw:text-style-name="P41" draw:layer="layout" svg:width="1.2cm" svg:height="1.2cm" svg:x="9.1cm" svg:y="13.7cm">
          <text:p/>
        </draw:rect>
        <draw:frame draw:style-name="gr96" draw:text-style-name="P42" draw:layer="layout" svg:width="1cm" svg:height="0.497cm" svg:x="9.2cm" svg:y="14.05cm">
          <draw:text-box>
            <text:p><text:span text:style-name="T19">MQTT</text:span></text:p>
          </draw:text-box>
        </draw:frame>
        <draw:g draw:style-name="gr15">
          <draw:line draw:style-name="gr104" draw:text-style-name="P2" draw:layer="layout" svg:x1="8.4cm" svg:y1="14.3cm" svg:x2="9.1cm" svg:y2="14.3cm">
            <text:p/>
          </draw:line>
          <draw:line draw:style-name="gr104" draw:text-style-name="P2" draw:layer="layout" svg:x1="8.4cm" svg:y1="14.5cm" svg:x2="8.7cm" svg:y2="14.3cm">
            <text:p/>
          </draw:line>
          <draw:line draw:style-name="gr104" draw:text-style-name="P2" draw:layer="layout" svg:x1="8.4cm" svg:y1="14.1cm" svg:x2="8.7cm" svg:y2="14.3cm">
            <text:p/>
          </draw:line>
        </draw:g>
        <draw:rect draw:style-name="gr7" draw:text-style-name="P3" draw:layer="layout" svg:width="1.3cm" svg:height="1.2cm" svg:x="6.7cm" svg:y="17cm">
          <text:p/>
        </draw:rect>
        <draw:frame draw:style-name="gr106" draw:text-style-name="P43" draw:layer="layout" svg:width="0.304cm" svg:height="0.2cm" svg:x="7cm" svg:y="16.98cm">
          <draw:text-box>
            <text:p><text:span text:style-name="T20">IO19</text:span></text:p>
          </draw:text-box>
        </draw:frame>
        <draw:frame draw:style-name="gr106" draw:text-style-name="P43" draw:layer="layout" svg:width="0.2cm" svg:height="0.2cm" svg:x="7.4cm" svg:y="16.98cm">
          <draw:text-box>
            <text:p><text:span text:style-name="T20">0V</text:span></text:p>
          </draw:text-box>
        </draw:frame>
        <draw:rect draw:style-name="gr66" draw:text-style-name="P5" draw:layer="layout" svg:width="1.1cm" svg:height="0.9cm" svg:x="6.8cm" svg:y="17.2cm">
          <text:p/>
        </draw:rect>
        <draw:frame draw:style-name="gr22" draw:text-style-name="P9" draw:layer="layout" svg:width="0.896cm" svg:height="0.8cm" svg:x="6.9cm" svg:y="17.25cm">
          <draw:text-box>
            <text:p><text:span text:style-name="T8">shield_</text:span></text:p>
            <text:p><text:span text:style-name="T8">5V_DCC</text:span></text:p>
            <text:p><text:span text:style-name="T8">_6pol</text:span></text:p>
          </draw:text-box>
        </draw:frame>
        <draw:rect draw:style-name="gr7" draw:text-style-name="P3" draw:layer="layout" svg:width="1.3cm" svg:height="1.2cm" svg:x="9.2cm" svg:y="17cm">
          <text:p/>
        </draw:rect>
        <draw:rect draw:style-name="gr66" draw:text-style-name="P5" draw:layer="layout" svg:width="1.1cm" svg:height="0.9cm" svg:x="9.3cm" svg:y="17.2cm">
          <text:p/>
        </draw:rect>
        <draw:frame draw:style-name="gr22" draw:text-style-name="P9" draw:layer="layout" svg:width="0.8cm" svg:height="0.8cm" svg:x="9.4cm" svg:y="17.25cm">
          <draw:text-box>
            <text:p><text:span text:style-name="T8">shield_</text:span></text:p>
            <text:p><text:span text:style-name="T8">I2C_</text:span></text:p>
            <text:p><text:span text:style-name="T8">5V_3V3</text:span></text:p>
          </draw:text-box>
        </draw:frame>
        <draw:g draw:style-name="gr11">
          <draw:g draw:style-name="gr15">
            <draw:path draw:style-name="gr107" draw:text-style-name="P2" draw:layer="layout" svg:width="0.041cm" svg:height="0.119cm" svg:x="8.408cm" svg:y="14.606cm" svg:viewBox="0 0 42 120" svg:d="M0 0c95 66-1 120 1 120">
              <text:p/>
            </draw:path>
            <draw:line draw:style-name="gr107" draw:text-style-name="P2" draw:layer="layout" svg:x1="8.408cm" svg:y1="14.606cm" svg:x2="8.4cm" svg:y2="14.6cm">
              <text:p/>
            </draw:line>
            <draw:line draw:style-name="gr107" draw:text-style-name="P2" draw:layer="layout" svg:x1="8.408cm" svg:y1="14.726cm" svg:x2="8.4cm" svg:y2="14.732cm">
              <text:p/>
            </draw:line>
          </draw:g>
          <draw:g draw:style-name="gr15">
            <draw:path draw:style-name="gr107" draw:text-style-name="P2" draw:layer="layout" svg:width="0.041cm" svg:height="0.119cm" svg:x="8.35cm" svg:y="14.738cm" svg:viewBox="0 0 42 120" svg:d="M42 0c-95 66 1 120 0 120">
              <text:p/>
            </draw:path>
            <draw:line draw:style-name="gr107" draw:text-style-name="P2" draw:layer="layout" svg:x1="8.392cm" svg:y1="14.738cm" svg:x2="8.4cm" svg:y2="14.732cm">
              <text:p/>
            </draw:line>
            <draw:line draw:style-name="gr107" draw:text-style-name="P2" draw:layer="layout" svg:x1="8.392cm" svg:y1="14.857cm" svg:x2="8.4cm" svg:y2="14.863cm">
              <text:p/>
            </draw:line>
          </draw:g>
          <draw:g draw:style-name="gr15">
            <draw:path draw:style-name="gr107" draw:text-style-name="P2" draw:layer="layout" svg:width="0.041cm" svg:height="0.119cm" svg:x="8.408cm" svg:y="14.869cm" svg:viewBox="0 0 42 120" svg:d="M0 0c95 66-1 120 1 120">
              <text:p/>
            </draw:path>
            <draw:line draw:style-name="gr107" draw:text-style-name="P2" draw:layer="layout" svg:x1="8.408cm" svg:y1="14.869cm" svg:x2="8.4cm" svg:y2="14.863cm">
              <text:p/>
            </draw:line>
            <draw:line draw:style-name="gr107" draw:text-style-name="P2" draw:layer="layout" svg:x1="8.408cm" svg:y1="14.989cm" svg:x2="8.4cm" svg:y2="14.995cm">
              <text:p/>
            </draw:line>
          </draw:g>
          <draw:g draw:style-name="gr15">
            <draw:path draw:style-name="gr107" draw:text-style-name="P2" draw:layer="layout" svg:width="0.041cm" svg:height="0.119cm" svg:x="8.35cm" svg:y="15.001cm" svg:viewBox="0 0 42 120" svg:d="M42 0c-95 66 1 120 0 120">
              <text:p/>
            </draw:path>
            <draw:line draw:style-name="gr107" draw:text-style-name="P2" draw:layer="layout" svg:x1="8.392cm" svg:y1="15.001cm" svg:x2="8.4cm" svg:y2="14.995cm">
              <text:p/>
            </draw:line>
            <draw:line draw:style-name="gr107" draw:text-style-name="P2" draw:layer="layout" svg:x1="8.392cm" svg:y1="15.12cm" svg:x2="8.4cm" svg:y2="15.126cm">
              <text:p/>
            </draw:line>
          </draw:g>
          <draw:g draw:style-name="gr15">
            <draw:path draw:style-name="gr107" draw:text-style-name="P2" draw:layer="layout" svg:width="0.041cm" svg:height="0.119cm" svg:x="8.408cm" svg:y="15.133cm" svg:viewBox="0 0 42 120" svg:d="M0 0c95 66-1 120 1 120">
              <text:p/>
            </draw:path>
            <draw:line draw:style-name="gr107" draw:text-style-name="P2" draw:layer="layout" svg:x1="8.408cm" svg:y1="15.133cm" svg:x2="8.4cm" svg:y2="15.127cm">
              <text:p/>
            </draw:line>
            <draw:line draw:style-name="gr107" draw:text-style-name="P2" draw:layer="layout" svg:x1="8.408cm" svg:y1="15.252cm" svg:x2="8.4cm" svg:y2="15.258cm">
              <text:p/>
            </draw:line>
          </draw:g>
          <draw:g draw:style-name="gr15">
            <draw:path draw:style-name="gr107" draw:text-style-name="P2" draw:layer="layout" svg:width="0.041cm" svg:height="0.119cm" svg:x="8.35cm" svg:y="15.264cm" svg:viewBox="0 0 42 120" svg:d="M42 0c-95 66 1 120 0 120">
              <text:p/>
            </draw:path>
            <draw:line draw:style-name="gr107" draw:text-style-name="P2" draw:layer="layout" svg:x1="8.392cm" svg:y1="15.264cm" svg:x2="8.4cm" svg:y2="15.258cm">
              <text:p/>
            </draw:line>
            <draw:line draw:style-name="gr107" draw:text-style-name="P2" draw:layer="layout" svg:x1="8.392cm" svg:y1="15.384cm" svg:x2="8.4cm" svg:y2="15.39cm">
              <text:p/>
            </draw:line>
          </draw:g>
          <draw:g draw:style-name="gr15">
            <draw:path draw:style-name="gr107" draw:text-style-name="P2" draw:layer="layout" svg:width="0.041cm" svg:height="0.119cm" svg:x="8.408cm" svg:y="15.396cm" svg:viewBox="0 0 42 120" svg:d="M0 0c95 66-1 120 1 120">
              <text:p/>
            </draw:path>
            <draw:line draw:style-name="gr107" draw:text-style-name="P2" draw:layer="layout" svg:x1="8.408cm" svg:y1="15.396cm" svg:x2="8.4cm" svg:y2="15.39cm">
              <text:p/>
            </draw:line>
            <draw:line draw:style-name="gr107" draw:text-style-name="P2" draw:layer="layout" svg:x1="8.408cm" svg:y1="15.515cm" svg:x2="8.4cm" svg:y2="15.521cm">
              <text:p/>
            </draw:line>
          </draw:g>
          <draw:g draw:style-name="gr15">
            <draw:path draw:style-name="gr107" draw:text-style-name="P2" draw:layer="layout" svg:width="0.041cm" svg:height="0.119cm" svg:x="8.35cm" svg:y="15.527cm" svg:viewBox="0 0 42 120" svg:d="M42 0c-95 66 1 120 0 120">
              <text:p/>
            </draw:path>
            <draw:line draw:style-name="gr107" draw:text-style-name="P2" draw:layer="layout" svg:x1="8.392cm" svg:y1="15.527cm" svg:x2="8.4cm" svg:y2="15.521cm">
              <text:p/>
            </draw:line>
            <draw:line draw:style-name="gr107" draw:text-style-name="P2" draw:layer="layout" svg:x1="8.392cm" svg:y1="15.647cm" svg:x2="8.4cm" svg:y2="15.653cm">
              <text:p/>
            </draw:line>
          </draw:g>
        </draw:g>
        <draw:line draw:style-name="gr108" draw:text-style-name="P1" draw:layer="layout" svg:x1="8.4cm" svg:y1="16.2cm" svg:x2="8.4cm" svg:y2="15.653cm">
          <text:p/>
        </draw:line>
        <draw:frame draw:style-name="gr22" draw:text-style-name="P44" draw:layer="layout" svg:width="3.796cm" svg:height="0.3cm" svg:x="6.704cm" svg:y="18.3cm">
          <draw:text-box>
            <text:p><text:span text:style-name="T21">Software: RW_92_cmd_2wayturnout_V1</text:span></text:p>
          </draw:text-box>
        </draw:frame>
        <draw:g draw:style-name="gr11">
          <draw:polygon draw:style-name="gr109" draw:text-style-name="P45" draw:layer="layout" svg:width="1.599cm" svg:height="0.799cm" svg:x="5.9cm" svg:y="1.9cm" svg:viewBox="0 0 1600 800" draw:points="1600,400 1500,0 0,400 0,800">
            <text:p/>
          </draw:polygon>
          <draw:polygon draw:style-name="gr88" draw:text-style-name="P6" draw:layer="layout" svg:width="1.349cm" svg:height="0.199cm" svg:x="6cm" svg:y="2.7cm" svg:viewBox="0 0 1350 200" draw:points="0,0 0,132 415,198 936,200 1350,101 1350,0">
            <text:p/>
          </draw:polygon>
          <draw:rect draw:style-name="gr89" draw:text-style-name="P12" draw:layer="layout" svg:width="0.302cm" svg:height="0.096cm" svg:x="6.819cm" svg:y="2.735cm">
            <text:p/>
          </draw:rect>
          <draw:g draw:style-name="gr15">
            <draw:polygon draw:style-name="gr110" draw:text-style-name="P46" draw:layer="layout" svg:width="1.999cm" svg:height="0.399cm" svg:x="5.5cm" svg:y="2.3cm" svg:viewBox="0 0 2000 400" draw:points="2000,400 2000,0 0,0 1,400">
              <text:p/>
            </draw:polygon>
            <draw:line draw:style-name="gr111" draw:text-style-name="P47" draw:layer="layout" svg:x1="7.5cm" svg:y1="2.6cm" svg:x2="5.5cm" svg:y2="2.6cm">
              <text:p/>
            </draw:line>
            <draw:line draw:style-name="gr111" draw:text-style-name="P47" draw:layer="layout" svg:x1="7.5cm" svg:y1="2.4cm" svg:x2="5.5cm" svg:y2="2.4cm">
              <text:p/>
            </draw:line>
          </draw:g>
          <draw:line draw:style-name="gr111" draw:text-style-name="P47" draw:layer="layout" svg:x1="7.426cm" svg:y1="2.004cm" svg:x2="6cm" svg:y2="2.4cm">
            <text:p/>
          </draw:line>
          <draw:line draw:style-name="gr111" draw:text-style-name="P47" draw:layer="layout" svg:x1="7.475cm" svg:y1="2.198cm" svg:x2="6cm" svg:y2="2.6cm">
            <text:p/>
          </draw:line>
        </draw:g>
        <draw:frame draw:style-name="gr71" draw:text-style-name="P48" draw:layer="layout" svg:width="0.8cm" svg:height="0.34cm" svg:x="5.5cm" svg:y="1.879cm">
          <draw:text-box>
            <text:p><text:span text:style-name="T22">Turnout</text:span></text:p>
          </draw:text-box>
        </draw:frame>
        <draw:circle draw:style-name="gr112" draw:text-style-name="P5" draw:layer="layout" svg:width="0.1cm" svg:height="0.1cm" svg:x="6.45cm" svg:y="3cm">
          <text:p/>
        </draw:circle>
        <draw:circle draw:style-name="gr112" draw:text-style-name="P5" draw:layer="layout" svg:width="0.1cm" svg:height="0.1cm" svg:x="6.65cm" svg:y="3cm">
          <text:p/>
        </draw:circle>
        <draw:circle draw:style-name="gr112" draw:text-style-name="P5" draw:layer="layout" svg:width="0.1cm" svg:height="0.1cm" svg:x="6.25cm" svg:y="3cm">
          <text:p/>
        </draw:circle>
        <draw:line draw:style-name="gr53" draw:text-style-name="P2" draw:layer="layout" svg:x1="6.5cm" svg:y1="2.9cm" svg:x2="6.5cm" svg:y2="3cm">
          <text:p/>
        </draw:line>
        <draw:custom-shape draw:style-name="gr21" draw:text-style-name="P8" draw:layer="layout" svg:width="1.298cm" svg:height="0.6cm" svg:x="3.001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0.7cm" svg:height="0.489cm" svg:x="3.3cm" svg:y="3.9cm">
          <draw:text-box>
            <text:p><text:span text:style-name="T1">Trafo</text:span></text:p>
          </draw:text-box>
        </draw:frame>
        <draw:line draw:style-name="gr23" draw:text-style-name="P2" draw:layer="layout" svg:x1="4.299cm" svg:y1="4.4cm" svg:x2="2.999cm" svg:y2="5cm">
          <text:p/>
        </draw:line>
        <draw:frame draw:style-name="gr44" draw:text-style-name="P10" draw:layer="layout" svg:width="0.552cm" svg:height="0.28cm" svg:x="3.149cm" svg:y="4.468cm">
          <draw:text-box>
            <text:p><text:span text:style-name="T2">230~</text:span></text:p>
          </draw:text-box>
        </draw:frame>
        <draw:frame draw:style-name="gr45" draw:text-style-name="P10" draw:layer="layout" svg:width="0.5cm" svg:height="0.5cm" svg:x="3.799cm" svg:y="4.6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21" draw:text-style-name="P8" draw:layer="layout" svg:width="1.298cm" svg:height="0.8cm" svg:x="3.001cm" svg:y="4.4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0.4cm" svg:height="0.25cm" svg:x="4.599cm" svg:y="4.75cm">
          <draw:text-box>
            <text:p><text:span text:style-name="T3">blue</text:span></text:p>
          </draw:text-box>
        </draw:frame>
        <draw:line draw:style-name="gr113" draw:text-style-name="P2" draw:layer="layout" svg:x1="4.299cm" svg:y1="4.7cm" svg:x2="5.199cm" svg:y2="4.7cm">
          <text:p/>
        </draw:line>
        <draw:frame draw:style-name="gr46" draw:text-style-name="P14" draw:layer="layout" svg:width="0.501cm" svg:height="0.25cm" svg:x="4.599cm" svg:y="4.45cm">
          <draw:text-box>
            <text:p><text:span text:style-name="T3">violet</text:span></text:p>
          </draw:text-box>
        </draw:frame>
        <draw:rect draw:style-name="gr66" draw:text-style-name="P5" draw:layer="layout" svg:width="2.3cm" svg:height="0.5cm" svg:x="3.8cm" svg:y="13.9cm">
          <text:p/>
        </draw:rect>
        <draw:frame draw:style-name="gr22" draw:text-style-name="P9" draw:layer="layout" svg:width="1.7cm" svg:height="0.3cm" svg:x="4.1cm" svg:y="14cm">
          <draw:text-box>
            <text:p><text:span text:style-name="T8">RW_5V_2SUB25</text:span></text:p>
          </draw:text-box>
        </draw:frame>
        <draw:frame draw:style-name="gr64" draw:text-style-name="P22" draw:layer="layout" svg:width="1.5cm" svg:height="0.5cm" svg:x="4.2cm" svg:y="13.4cm">
          <draw:text-box>
            <text:p><text:span text:style-name="T7">WEST</text:span></text:p>
          </draw:text-box>
        </draw:frame>
        <draw:g draw:style-name="gr15">
          <draw:rect draw:style-name="gr101" draw:text-style-name="P40" draw:layer="layout" svg:width="0.502cm" svg:height="0.7cm" draw:transform="rotate (1.5707963267949) translate (6.15cm 4.45cm)">
            <text:p/>
          </draw:rect>
          <draw:rect draw:style-name="gr102" draw:text-style-name="P11" draw:layer="layout" svg:width="0.4cm" svg:height="0.6cm" draw:transform="rotate (1.5707963267949) translate (6.2cm 4.402cm)">
            <text:p/>
          </draw:rect>
          <draw:circle draw:style-name="gr103" draw:text-style-name="P24" draw:layer="layout" svg:width="0.1cm" svg:height="0.1cm" draw:transform="rotate (1.5707963267949) translate (6.25cm 4.352cm)">
            <text:p/>
          </draw:circle>
          <draw:circle draw:style-name="gr103" draw:text-style-name="P24" draw:layer="layout" svg:width="0.1cm" svg:height="0.1cm" draw:transform="rotate (1.5707963267949) translate (6.25cm 4.152cm)">
            <text:p/>
          </draw:circle>
          <draw:circle draw:style-name="gr103" draw:text-style-name="P24" draw:layer="layout" svg:width="0.1cm" svg:height="0.1cm" draw:transform="rotate (1.5707963267949) translate (6.45cm 4.352cm)">
            <text:p/>
          </draw:circle>
          <draw:circle draw:style-name="gr103" draw:text-style-name="P24" draw:layer="layout" svg:width="0.1cm" svg:height="0.1cm" draw:transform="rotate (1.5707963267949) translate (6.45cm 4.152cm)">
            <text:p/>
          </draw:circle>
          <draw:circle draw:style-name="gr103" draw:text-style-name="P24" draw:layer="layout" svg:width="0.1cm" svg:height="0.1cm" draw:transform="rotate (1.5707963267949) translate (6.65cm 4.352cm)">
            <text:p/>
          </draw:circle>
          <draw:circle draw:style-name="gr103" draw:text-style-name="P24" draw:layer="layout" svg:width="0.1cm" svg:height="0.1cm" draw:transform="rotate (1.5707963267949) translate (6.65cm 4.152cm)">
            <text:p/>
          </draw:circle>
          <draw:rect draw:style-name="gr13" draw:text-style-name="P1" draw:layer="layout" svg:width="0.05cm" svg:height="0.2cm" draw:transform="rotate (1.5707963267949) translate (6.4cm 4cm)">
            <text:p/>
          </draw:rect>
        </draw:g>
        <draw:polyline draw:style-name="gr9" draw:text-style-name="P4" draw:layer="layout" svg:width="2.299cm" svg:height="1.799cm" svg:x="16cm" svg:y="4.7cm" svg:viewBox="0 0 2300 1800" draw:points="0,1800 0,0 2300,0">
          <text:p/>
        </draw:polyline>
        <draw:g draw:style-name="gr11">
          <draw:g draw:style-name="gr11">
            <draw:custom-shape draw:style-name="gr114" draw:text-style-name="P49" draw:layer="layout" svg:width="0.14cm" svg:height="0.14cm" svg:x="6.23cm" svg:y="3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6.354cm" svg:y1="3.727cm" svg:x2="6.233cm" svg:y2="3.794cm">
              <text:p/>
            </draw:line>
            <draw:line draw:style-name="gr115" draw:text-style-name="P2" draw:layer="layout" svg:x1="6.365cm" svg:y1="3.745cm" svg:x2="6.245cm" svg:y2="3.814cm">
              <text:p/>
            </draw:line>
          </draw:g>
          <draw:g draw:style-name="gr11">
            <draw:custom-shape draw:style-name="gr114" draw:text-style-name="P49" draw:layer="layout" svg:width="0.14cm" svg:height="0.14cm" svg:x="6.43cm" svg:y="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6.554cm" svg:y1="3.728cm" svg:x2="6.433cm" svg:y2="3.795cm">
              <text:p/>
            </draw:line>
            <draw:line draw:style-name="gr115" draw:text-style-name="P2" draw:layer="layout" svg:x1="6.565cm" svg:y1="3.746cm" svg:x2="6.445cm" svg:y2="3.815cm">
              <text:p/>
            </draw:line>
          </draw:g>
          <draw:g draw:style-name="gr11">
            <draw:custom-shape draw:style-name="gr114" draw:text-style-name="P49" draw:layer="layout" svg:width="0.14cm" svg:height="0.14cm" svg:x="6.631cm" svg:y="3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6.755cm" svg:y1="3.729cm" svg:x2="6.634cm" svg:y2="3.796cm">
              <text:p/>
            </draw:line>
            <draw:line draw:style-name="gr115" draw:text-style-name="P2" draw:layer="layout" svg:x1="6.766cm" svg:y1="3.747cm" svg:x2="6.646cm" svg:y2="3.816cm">
              <text:p/>
            </draw:line>
          </draw:g>
        </draw:g>
        <draw:line draw:style-name="gr2" draw:text-style-name="P2" draw:layer="layout" svg:x1="6.3cm" svg:y1="3.1cm" svg:x2="6.3cm" svg:y2="3.7cm">
          <text:p/>
        </draw:line>
        <draw:line draw:style-name="gr2" draw:text-style-name="P2" draw:layer="layout" svg:x1="6.7cm" svg:y1="3.1cm" svg:x2="6.7cm" svg:y2="3.7cm">
          <text:p/>
        </draw:line>
        <draw:line draw:style-name="gr53" draw:text-style-name="P2" draw:layer="layout" svg:x1="6.5cm" svg:y1="3.1cm" svg:x2="6.5cm" svg:y2="3.7cm">
          <text:p/>
        </draw:line>
        <draw:frame draw:style-name="gr116" draw:text-style-name="P48" draw:layer="layout" svg:width="0.14cm" svg:height="0.3cm" svg:x="6cm" svg:y="3.95cm">
          <draw:text-box>
            <text:p><text:span text:style-name="T22">5</text:span></text:p>
          </draw:text-box>
        </draw:frame>
        <draw:frame draw:style-name="gr116" draw:text-style-name="P48" draw:layer="layout" svg:width="0.14cm" svg:height="0.3cm" svg:x="6.86cm" svg:y="3.95cm">
          <draw:text-box>
            <text:p><text:span text:style-name="T22">1</text:span></text:p>
          </draw:text-box>
        </draw:frame>
        <draw:line draw:style-name="gr117" draw:text-style-name="P2" draw:layer="layout" svg:x1="6.7cm" svg:y1="3.85cm" svg:x2="6.7cm" svg:y2="4.05cm">
          <text:p/>
        </draw:line>
        <draw:line draw:style-name="gr117" draw:text-style-name="P2" draw:layer="layout" svg:x1="6.3cm" svg:y1="3.85cm" svg:x2="6.3cm" svg:y2="4.05cm">
          <text:p/>
        </draw:line>
        <draw:line draw:style-name="gr117" draw:text-style-name="P2" draw:layer="layout" svg:x1="6.5cm" svg:y1="3.85cm" svg:x2="6.5cm" svg:y2="4.05cm">
          <text:p/>
        </draw:line>
        <draw:polyline draw:style-name="gr118" draw:text-style-name="P2" draw:layer="layout" svg:width="1.299cm" svg:height="0.899cm" svg:x="5.2cm" svg:y="4.1cm" svg:viewBox="0 0 1300 900" draw:points="0,900 1200,900 1200,100 1300,0">
          <text:p/>
        </draw:polyline>
        <draw:polyline draw:style-name="gr119" draw:text-style-name="P2" draw:layer="layout" svg:width="0.099cm" svg:height="0.599cm" svg:x="6.2cm" svg:y="4.1cm" svg:viewBox="0 0 100 600" draw:points="0,600 0,100 100,0">
          <text:p/>
        </draw:polyline>
        <draw:line draw:style-name="gr118" draw:text-style-name="P2" draw:layer="layout" svg:x1="4.3cm" svg:y1="5cm" svg:x2="5.2cm" svg:y2="5cm">
          <text:p/>
        </draw:line>
        <draw:polyline draw:style-name="gr119" draw:text-style-name="P2" draw:layer="layout" svg:width="0.499cm" svg:height="0.599cm" svg:x="6.2cm" svg:y="4.1cm" svg:viewBox="0 0 500 600" draw:points="0,600 400,600 400,100 500,0">
          <text:p/>
        </draw:polyline>
        <draw:line draw:style-name="gr113" draw:text-style-name="P2" draw:layer="layout" svg:x1="5.2cm" svg:y1="4.7cm" svg:x2="6.199cm" svg:y2="4.7cm">
          <text:p/>
        </draw:line>
        <draw:frame draw:style-name="gr46" draw:text-style-name="P51" draw:layer="layout" svg:width="0.93cm" svg:height="0.25cm" draw:transform="rotate (1.5707963267949) translate (7.02cm 4.53cm)">
          <draw:text-box>
            <text:p text:style-name="P50"><text:span text:style-name="T23">CON_6pol_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5-01T18:49:33.475750300</dc:date>
    <meta:editing-duration>P1DT7H7M52S</meta:editing-duration>
    <meta:editing-cycles>131</meta:editing-cycles>
    <meta:generator>LibreOffice/25.2.2.2$Windows_X86_64 LibreOffice_project/7370d4be9e3cf6031a51beef54ff3bda878e3fac</meta:generator>
    <meta:print-date>2024-10-20T09:56:13.86</meta:print-date>
    <meta:printed-by>Karl Hartinger</meta:printed-by>
    <meta:document-statistic meta:object-count="594"/>
  </office:meta>
</office:document-meta>
</file>